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styles.xml" manifest:media-type="text/xml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/>
      <style:text-properties officeooo:paragraph-rsid="00bad498"/>
    </style:style>
    <style:style style:name="P8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0d076" style:font-size-asian="14pt" style:font-size-complex="14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1" fo:font-size="14pt" officeooo:paragraph-rsid="00bad498" style:font-size-asian="14pt" style:font-size-complex="14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Sans1" fo:font-size="14pt" fo:font-weight="normal" officeooo:rsid="00b0d076" officeooo:paragraph-rsid="00b0d07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15%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line-height="115%"/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15%" fo:text-align="end" style:justify-single-word="false"/>
      <style:text-properties style:font-name="Liberation Sans1" fo:font-style="italic" officeooo:paragraph-rsid="00bad498" style:font-style-asian="italic" style:font-style-complex="italic"/>
    </style:style>
    <style:style style:name="P18" style:family="paragraph" style:parent-style-name="Standard">
      <style:paragraph-properties fo:line-height="115%"/>
      <style:text-properties style:font-name="Liberation Sans1" fo:font-weight="bold" style:font-weight-asian="bold" style:font-weight-complex="bold"/>
    </style:style>
    <style:style style:name="P19" style:family="paragraph" style:parent-style-name="Standard">
      <style:paragraph-properties fo:line-height="115%"/>
      <style:text-properties style:font-name="Liberation Sans1" fo:font-weight="bold" officeooo:paragraph-rsid="00bad498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1"/>
    </style:style>
    <style:style style:name="P21" style:family="paragraph" style:parent-style-name="Standard">
      <style:paragraph-properties fo:line-height="115%"/>
      <style:text-properties style:font-name="Liberation Sans1" officeooo:paragraph-rsid="00bad498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Liberation Sans1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1" fo:font-size="18pt" fo:font-weight="bold" officeooo:rsid="00b0d076" officeooo:paragraph-rsid="00b0d076" style:font-size-asian="18pt" style:font-weight-asian="bold" style:font-size-complex="18pt" style:font-weight-complex="bold"/>
    </style:style>
    <style:style style:name="P24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ad49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b96c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bad49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15%"/>
      <style:text-properties style:font-name="Liberation Sans1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15%" fo:text-align="center" style:justify-single-word="false"/>
      <style:text-properties style:font-name="Liberation Sans1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officeooo:paragraph-rsid="00bad498"/>
    </style:style>
    <style:style style:name="P34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normal" officeooo:rsid="00604396" officeooo:paragraph-rsid="005c21b5" style:font-weight-asian="normal" style:font-weight-complex="normal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389d3" style:font-size-asian="10.5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weight="bold" officeooo:rsid="007a3c92" officeooo:paragraph-rsid="007a3c92" style:font-size-asian="10.5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size="12pt" fo:font-style="normal" fo:font-weight="normal" officeooo:rsid="007a8add" officeooo:paragraph-rsid="007a3c9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40" style:family="paragraph" style:parent-style-name="Standard">
      <style:paragraph-properties fo:margin-top="0cm" fo:margin-bottom="0.25cm" loext:contextual-spacing="false" fo:line-height="115%"/>
      <style:text-properties style:font-name="Liberation Sans1" officeooo:paragraph-rsid="00bad498"/>
    </style:style>
    <style:style style:name="P41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8c0747" officeooo:paragraph-rsid="008a8f32" style:font-weight-asian="normal" style:font-name-complex="Arial" style:font-weight-complex="normal"/>
    </style:style>
    <style:style style:name="P4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6pt" fo:font-weight="normal" officeooo:rsid="009eb6a4" style:font-size-asian="16pt" style:font-weight-asian="normal" style:font-name-complex="Arial" style:font-size-complex="16pt" style:font-weight-complex="normal"/>
    </style:style>
    <style:style style:name="P4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8bbd8" officeooo:paragraph-rsid="00a8bbd8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49091" officeooo:paragraph-rsid="00a49091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60308" officeooo:paragraph-rsid="00a7851a" style:font-size-asian="10.5pt" style:font-weight-asian="normal" style:font-name-complex="Arial" style:font-size-complex="12pt" style:font-weight-complex="normal"/>
    </style:style>
    <style:style style:name="P4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officeooo:rsid="00a49091" officeooo:paragraph-rsid="00a52f44" style:font-size-asian="10.5pt" style:font-weight-asian="normal" style:font-name-complex="Arial" style:font-size-complex="12pt" style:font-weight-complex="normal"/>
    </style:style>
    <style:style style:name="P4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normal" style:font-size-asian="10.5pt" style:font-weight-asian="normal" style:font-name-complex="Arial" style:font-size-complex="12pt" style:font-weight-complex="normal"/>
    </style:style>
    <style:style style:name="P4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5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7389d3" officeooo:paragraph-rsid="007389d3" style:font-weight-asian="bold" style:font-name-complex="Arial" style:font-weight-complex="bold"/>
    </style:style>
    <style:style style:name="P5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638f32" officeooo:paragraph-rsid="00638f32" style:font-weight-asian="bold" style:font-weight-complex="bold"/>
    </style:style>
    <style:style style:name="P5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c21b5" officeooo:paragraph-rsid="005c21b5" style:font-weight-asian="bold" style:font-weight-complex="bold"/>
    </style:style>
    <style:style style:name="P5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bold" officeooo:rsid="00563942" officeooo:paragraph-rsid="00563942" style:font-weight-asian="bold" style:font-weight-complex="bold"/>
    </style:style>
    <style:style style:name="P54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style:font-weight-asian="bold" style:font-name-complex="Arial"/>
    </style:style>
    <style:style style:name="P55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" fo:font-weight="bold" officeooo:rsid="008a8f32" officeooo:paragraph-rsid="008a8f32" style:font-weight-asian="bold" style:font-name-complex="Arial" style:font-weight-complex="bold"/>
    </style:style>
    <style:style style:name="P5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cm" fo:margin-bottom="0.3cm" loext:contextual-spacing="false" fo:line-height="115%"/>
      <style:text-properties style:font-name="Liberation Sans1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7bcb65" officeooo:paragraph-rsid="007bcb65" style:font-size-asian="10.5pt" style:font-weight-asian="bold" style:font-name-complex="Arial" style:font-size-complex="12pt" style:font-weight-complex="bold"/>
    </style:style>
    <style:style style:name="P6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50fa9" officeooo:paragraph-rsid="00950fa9" style:font-size-asian="12pt" style:font-weight-asian="bold" style:font-name-complex="Arial" style:font-size-complex="12pt" style:font-weight-complex="bold"/>
    </style:style>
    <style:style style:name="P6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922001" officeooo:paragraph-rsid="00922001" style:font-size-asian="12pt" style:font-weight-asian="bold" style:font-name-complex="Arial" style:font-size-complex="12pt" style:font-weight-complex="bold"/>
    </style:style>
    <style:style style:name="P6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bold" officeooo:rsid="008fa7b9" officeooo:paragraph-rsid="008fa7b9" style:font-size-asian="12pt" style:font-weight-asian="bold" style:font-name-complex="Arial" style:font-size-complex="12pt" style:font-weight-complex="bold"/>
    </style:style>
    <style:style style:name="P6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8fa7b9" officeooo:paragraph-rsid="008fa7b9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50fa9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950fa9" officeooo:paragraph-rsid="00922001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weight="normal" officeooo:rsid="007bcb65" officeooo:paragraph-rsid="007f2937" style:font-size-asian="10.5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0f9c9" officeooo:paragraph-rsid="007f2937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a8f32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d89b5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e98d2" officeooo:paragraph-rsid="00908b10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997774" officeooo:paragraph-rsid="0099777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normal" officeooo:rsid="0089f35a" officeooo:paragraph-rsid="008a8f32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908b10" officeooo:paragraph-rsid="00908b10" style:font-size-asian="10.5pt" style:font-style-asian="normal" style:font-weight-asian="bold" style:font-name-complex="Arial" style:font-size-complex="12pt" style:font-style-complex="normal" style:font-weight-complex="bold"/>
    </style:style>
    <style:style style:name="P7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2pt" fo:font-style="normal" fo:font-weight="bold" officeooo:rsid="008c7945" officeooo:paragraph-rsid="008c7945" style:font-size-asian="10.5pt" style:font-style-asian="normal" style:font-weight-asian="bold" style:font-name-complex="Arial" style:font-size-complex="12pt" style:font-style-complex="normal" style:font-weight-complex="bold"/>
    </style:style>
    <style:style style:name="P7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a8f32" officeooo:paragraph-rsid="00af44af" style:font-size-asian="12.25pt" style:font-weight-asian="normal" style:font-name-complex="Arial" style:font-size-complex="14pt" style:font-weight-complex="normal"/>
    </style:style>
    <style:style style:name="P7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c7945" officeooo:paragraph-rsid="008c7945" style:font-size-asian="12.25pt" style:font-weight-asian="normal" style:font-name-complex="Arial" style:font-size-complex="14pt" style:font-weight-complex="normal"/>
    </style:style>
    <style:style style:name="P7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normal" officeooo:rsid="0087c09e" officeooo:paragraph-rsid="0089f35a" style:font-size-asian="12.25pt" style:font-weight-asian="normal" style:font-name-complex="Arial" style:font-size-complex="14pt" style:font-weight-complex="normal"/>
    </style:style>
    <style:style style:name="P7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e98d2" officeooo:paragraph-rsid="00908b10" style:font-size-asian="12.25pt" style:font-weight-asian="bold" style:font-name-complex="Arial" style:font-size-complex="14pt" style:font-weight-complex="bold"/>
    </style:style>
    <style:style style:name="P7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908b10" style:font-size-asian="12.25pt" style:font-weight-asian="bold" style:font-name-complex="Arial" style:font-size-complex="14pt" style:font-weight-complex="bold"/>
    </style:style>
    <style:style style:name="P8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1" fo:font-size="14pt" fo:font-weight="bold" officeooo:rsid="008c7945" officeooo:paragraph-rsid="008c7945" style:font-size-asian="12.25pt" style:font-weight-asian="bold" style:font-name-complex="Arial" style:font-size-complex="14pt" style:font-weight-complex="bold"/>
    </style:style>
    <style:style style:name="P81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b30fe" officeooo:paragraph-rsid="004b30fe"/>
    </style:style>
    <style:style style:name="P82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1" officeooo:rsid="0048b833" officeooo:paragraph-rsid="0048b833"/>
    </style:style>
    <style:style style:name="P83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officeooo:rsid="0048b833" officeooo:paragraph-rsid="0048b833"/>
    </style:style>
    <style:style style:name="P84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65ea6" officeooo:paragraph-rsid="00965ea6" style:font-weight-asian="normal" style:font-weight-complex="normal"/>
    </style:style>
    <style:style style:name="P85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normal" officeooo:rsid="0097ca6a" officeooo:paragraph-rsid="0097ca6a" style:font-weight-asian="normal" style:font-weight-complex="normal"/>
    </style:style>
    <style:style style:name="P8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7ca6a" officeooo:paragraph-rsid="0097ca6a" style:font-weight-asian="bold" style:font-weight-complex="bold"/>
    </style:style>
    <style:style style:name="P8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weight="bold" officeooo:rsid="00965ea6" officeooo:paragraph-rsid="00965ea6" style:font-weight-asian="bold" style:font-weight-complex="bold"/>
    </style:style>
    <style:style style:name="P8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rsid="00965ea6" officeooo:paragraph-rsid="00965ea6"/>
    </style:style>
    <style:style style:name="P8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officeooo:paragraph-rsid="00950fa9"/>
    </style:style>
    <style:style style:name="P9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91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officeooo:paragraph-rsid="00bad498"/>
    </style:style>
    <style:style style:name="P9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4pt" fo:font-weight="bold" officeooo:rsid="0087c09e" officeooo:paragraph-rsid="0087c09e" style:font-size-asian="12.25pt" style:font-weight-asian="bold" style:font-name-complex="Arial" style:font-size-complex="14pt" style:font-weight-complex="bold"/>
    </style:style>
    <style:style style:name="P94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1" fo:font-size="16pt" fo:font-weight="bold" officeooo:paragraph-rsid="00086397" style:font-size-asian="16pt" style:font-weight-asian="bold" style:font-size-complex="16pt" style:font-weight-complex="bold"/>
    </style:style>
    <style:style style:name="P95" style:family="paragraph" style:parent-style-name="Standard">
      <style:paragraph-properties fo:line-height="115%" fo:break-before="page"/>
    </style:style>
    <style:style style:name="P96" style:family="paragraph" style:parent-style-name="Standard">
      <style:paragraph-properties fo:line-height="115%" fo:text-align="center" style:justify-single-word="false" fo:break-before="page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97" style:family="paragraph" style:parent-style-name="Standard">
      <style:paragraph-properties fo:line-height="115%" fo:break-before="page"/>
      <style:text-properties style:font-name="Liberation Sans1" fo:font-weight="bold" style:font-weight-asian="bold" style:font-weight-complex="bold"/>
    </style:style>
    <style:style style:name="P98" style:family="paragraph" style:parent-style-name="Text_20_body_20__28_user_29_">
      <style:paragraph-properties fo:line-height="115%" fo:break-before="pag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99" style:family="paragraph" style:parent-style-name="Text_20_body_20__28_user_29_">
      <style:paragraph-properties fo:line-height="115%"/>
    </style:style>
    <style:style style:name="P100" style:family="paragraph" style:parent-style-name="Text_20_body_20__28_user_29_">
      <style:paragraph-properties fo:line-height="115%"/>
      <style:text-properties officeooo:paragraph-rsid="0044030e"/>
    </style:style>
    <style:style style:name="P101" style:family="paragraph" style:parent-style-name="Text_20_body_20__28_user_29_">
      <style:paragraph-properties fo:line-height="115%"/>
      <style:text-properties officeooo:paragraph-rsid="002b078e"/>
    </style:style>
    <style:style style:name="P102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103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104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105" style:family="paragraph" style:parent-style-name="Standard">
      <style:paragraph-properties fo:margin-top="0cm" fo:margin-bottom="0.182cm" loext:contextual-spacing="false" fo:line-height="115%"/>
      <style:text-properties style:font-name="Liberation Sans1" fo:font-weight="bold" officeooo:paragraph-rsid="00242ff3" style:font-weight-asian="bold" style:font-weight-complex="bold"/>
    </style:style>
    <style:style style:name="P106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1" fo:font-size="14pt" officeooo:paragraph-rsid="00bad498" style:font-size-asian="14pt" style:font-size-complex="14pt"/>
    </style:style>
    <style:style style:name="P107" style:family="paragraph" style:parent-style-name="Standard" style:list-style-name="WWNum1">
      <style:paragraph-properties fo:line-height="115%"/>
      <style:text-properties style:font-name="Liberation Sans1" officeooo:paragraph-rsid="00bad498"/>
    </style:style>
    <style:style style:name="P108" style:family="paragraph" style:parent-style-name="Standard">
      <style:paragraph-properties fo:line-height="115%" fo:text-align="start" style:justify-single-word="false"/>
      <style:text-properties style:font-name="Liberation Sans1" fo:font-weight="bold" officeooo:paragraph-rsid="00c49bc2" style:font-weight-asian="bold" style:font-weight-complex="bold"/>
    </style:style>
    <style:style style:name="P109" style:family="paragraph" style:parent-style-name="Standard">
      <style:paragraph-properties fo:line-height="115%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0d076" officeooo:paragraph-rsid="00bb96c7" style:font-size-asian="12pt" style:font-weight-asian="bold" style:font-size-complex="12pt" style:font-weight-complex="bold"/>
    </style:style>
    <style:style style:name="P111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c76db1" officeooo:paragraph-rsid="00c8d77e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line-height="115%" fo:text-align="end" style:justify-single-word="false"/>
      <style:text-properties style:font-name="Liberation Sans1" fo:font-size="12pt" fo:font-weight="bold" officeooo:rsid="00b2d8a8" officeooo:paragraph-rsid="00c99c9d" style:font-size-asian="12pt" style:font-weight-asian="bold" style:font-size-complex="12pt" style:font-weight-complex="bold"/>
    </style:style>
    <style:style style:name="P113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114" style:family="paragraph" style:parent-style-name="Standard">
      <style:paragraph-properties fo:line-height="115%" fo:text-align="justify" style:justify-single-word="false"/>
    </style:style>
    <style:style style:name="P115" style:family="paragraph" style:parent-style-name="Standard">
      <style:paragraph-properties fo:line-height="115%" fo:text-align="justify" style:justify-single-word="false"/>
      <style:text-properties style:font-name="Liberation Sans" fo:font-weight="bold" officeooo:rsid="00bfa2c2" officeooo:paragraph-rsid="00bfa2c2" style:font-weight-asian="bold" style:font-weight-complex="bold"/>
    </style:style>
    <style:style style:name="P116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bfa2c2" officeooo:paragraph-rsid="00bfa2c2" style:font-weight-asian="normal" style:font-weight-complex="normal"/>
    </style:style>
    <style:style style:name="P117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118" style:family="paragraph" style:parent-style-name="Standard">
      <style:paragraph-properties fo:line-height="115%" fo:text-align="center" style:justify-single-word="false"/>
      <style:text-properties style:font-name="Liberation Sans" fo:font-weight="normal" officeooo:rsid="00c1081a" officeooo:paragraph-rsid="00c1081a" style:font-weight-asian="normal" style:font-weight-complex="normal"/>
    </style:style>
    <style:style style:name="P119" style:family="paragraph" style:parent-style-name="Standard">
      <style:paragraph-properties fo:line-height="115%" fo:text-align="justify" style:justify-single-word="false"/>
      <style:text-properties style:font-name="Liberation Sans" fo:font-weight="normal" officeooo:rsid="00c30e28" officeooo:paragraph-rsid="00c30e28" style:font-weight-asian="normal" style:font-weight-complex="normal"/>
    </style:style>
    <style:style style:name="P120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7851a" officeooo:paragraph-rsid="00a7851a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21" style:family="paragraph" style:parent-style-name="Standard" style:list-style-name="L1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ad5934" officeooo:paragraph-rsid="00ad593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.25cm" loext:contextual-spacing="false" fo:line-height="115%"/>
      <style:text-properties style:font-name="Liberation Sans1" fo:font-size="14pt" fo:font-weight="bold" officeooo:paragraph-rsid="00bad498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/>
    </style:style>
    <style:style style:name="P12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officeooo:paragraph-rsid="00bfa2c2"/>
    </style:style>
    <style:style style:name="P125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officeooo:paragraph-rsid="0087c09e"/>
    </style:style>
    <style:style style:name="P126" style:family="paragraph" style:parent-style-name="Standard">
      <style:paragraph-properties fo:line-height="115%" fo:text-align="start" style:justify-single-word="false" fo:break-before="page"/>
      <style:text-properties style:font-name="Liberation Sans1" fo:font-weight="bold" officeooo:paragraph-rsid="00c49bc2" style:font-weight-asian="bold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4pt" style:font-size-asian="14pt" style:font-size-complex="14pt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tyle="italic" style:font-style-asian="italic" style:font-style-complex="italic"/>
    </style:style>
    <style:style style:name="T5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1" fo:font-weight="bold" style:font-weight-asian="bold" style:font-weight-complex="bold"/>
    </style:style>
    <style:style style:name="T7" style:family="text">
      <style:text-properties style:font-name="Liberation Sans1" style:font-style-complex="italic"/>
    </style:style>
    <style:style style:name="T8" style:family="text">
      <style:text-properties style:font-name="Liberation Sans1" fo:language="en" fo:country="US"/>
    </style:style>
    <style:style style:name="T9" style:family="text">
      <style:text-properties style:font-name="Liberation Sans1" fo:language="en" fo:country="US" fo:font-weight="bold" style:font-weight-asian="bold" style:font-weight-complex="bold"/>
    </style:style>
    <style:style style:name="T10" style:family="text">
      <style:text-properties style:font-name="Liberation Sans1" fo:language="en" fo:country="US" style:font-weight-complex="bold"/>
    </style:style>
    <style:style style:name="T11" style:family="text">
      <style:text-properties style:font-name="Liberation Sans1" fo:language="en" fo:country="US" officeooo:rsid="002d654b" style:font-weight-complex="bold"/>
    </style:style>
    <style:style style:name="T12" style:family="text">
      <style:text-properties style:font-name="Liberation Sans1" fo:language="en" fo:country="US" officeooo:rsid="002a527d"/>
    </style:style>
    <style:style style:name="T13" style:family="text">
      <style:text-properties style:font-name="Liberation Sans1" fo:language="en" fo:country="US" officeooo:rsid="002b078e"/>
    </style:style>
    <style:style style:name="T14" style:family="text">
      <style:text-properties style:font-name="Liberation Sans1" fo:language="en" fo:country="US" officeooo:rsid="002b0d76"/>
    </style:style>
    <style:style style:name="T15" style:family="text">
      <style:text-properties style:font-name="Liberation Sans1" fo:language="en" fo:country="US" officeooo:rsid="002d654b"/>
    </style:style>
    <style:style style:name="T16" style:family="text">
      <style:text-properties style:font-name="Liberation Sans1" fo:language="en" fo:country="US" officeooo:rsid="00372986"/>
    </style:style>
    <style:style style:name="T17" style:family="text">
      <style:text-properties style:font-name="Liberation Sans1" fo:language="en" fo:country="US" officeooo:rsid="0041a741"/>
    </style:style>
    <style:style style:name="T18" style:family="text">
      <style:text-properties style:font-name="Liberation Sans1" fo:language="en" fo:country="US" officeooo:rsid="0044030e"/>
    </style:style>
    <style:style style:name="T19" style:family="text">
      <style:text-properties style:font-name="Liberation Sans1" officeooo:rsid="0004d903"/>
    </style:style>
    <style:style style:name="T20" style:family="text">
      <style:text-properties style:font-name="Liberation Sans1" officeooo:rsid="0006fe0a"/>
    </style:style>
    <style:style style:name="T21" style:family="text">
      <style:text-properties style:font-name="Liberation Sans1" fo:font-size="12pt" officeooo:rsid="0006fe0a" style:font-size-asian="12pt" style:font-size-complex="12pt"/>
    </style:style>
    <style:style style:name="T22" style:family="text">
      <style:text-properties style:font-name="Liberation Sans1" officeooo:rsid="0020c489"/>
    </style:style>
    <style:style style:name="T23" style:family="text">
      <style:text-properties style:font-name="Liberation Sans1" officeooo:rsid="003052f6"/>
    </style:style>
    <style:style style:name="T24" style:family="text">
      <style:text-properties style:font-name="Liberation Sans1" officeooo:rsid="003ace8c"/>
    </style:style>
    <style:style style:name="T25" style:family="text">
      <style:text-properties style:font-name="Liberation Sans1" officeooo:rsid="0050a3d0"/>
    </style:style>
    <style:style style:name="T26" style:family="text">
      <style:text-properties style:font-name="Liberation Sans1" officeooo:rsid="0051b5c9"/>
    </style:style>
    <style:style style:name="T27" style:family="text">
      <style:text-properties style:font-name="Liberation Sans1" fo:font-weight="normal" style:font-weight-asian="normal" style:font-weight-complex="normal"/>
    </style:style>
    <style:style style:name="T28" style:family="text">
      <style:text-properties style:font-name="Liberation Sans1" fo:font-weight="normal" officeooo:rsid="0058a53a" style:font-weight-asian="normal" style:font-weight-complex="normal"/>
    </style:style>
    <style:style style:name="T29" style:family="text">
      <style:text-properties style:font-name="Liberation Sans1" fo:font-weight="normal" officeooo:rsid="0058a6b9" style:font-weight-asian="normal" style:font-weight-complex="normal"/>
    </style:style>
    <style:style style:name="T30" style:family="text">
      <style:text-properties style:font-name="Liberation Sans1" fo:font-weight="normal" officeooo:rsid="00591b1a" style:font-weight-asian="normal" style:font-weight-complex="normal"/>
    </style:style>
    <style:style style:name="T31" style:family="text">
      <style:text-properties style:font-name="Liberation Sans1" fo:font-weight="normal" officeooo:rsid="005a4c73" style:font-weight-asian="normal" style:font-weight-complex="normal"/>
    </style:style>
    <style:style style:name="T32" style:family="text">
      <style:text-properties style:font-name="Liberation Sans1" fo:font-weight="normal" officeooo:rsid="005e118e" style:font-weight-asian="normal" style:font-weight-complex="normal"/>
    </style:style>
    <style:style style:name="T33" style:family="text">
      <style:text-properties style:font-name="Liberation Sans1" fo:font-weight="normal" officeooo:rsid="00604396" style:font-weight-asian="normal" style:font-weight-complex="normal"/>
    </style:style>
    <style:style style:name="T34" style:family="text">
      <style:text-properties style:font-name="Liberation Sans1" fo:font-weight="normal" officeooo:rsid="006265a9" style:font-weight-asian="normal" style:font-weight-complex="normal"/>
    </style:style>
    <style:style style:name="T35" style:family="text">
      <style:text-properties style:font-name="Liberation Sans1" fo:font-weight="normal" officeooo:rsid="00653d9c" style:font-weight-asian="normal" style:font-weight-complex="normal"/>
    </style:style>
    <style:style style:name="T36" style:family="text">
      <style:text-properties style:font-name="Liberation Sans1" fo:font-weight="normal" officeooo:rsid="00667f26" style:font-weight-asian="normal" style:font-weight-complex="normal"/>
    </style:style>
    <style:style style:name="T37" style:family="text">
      <style:text-properties style:font-name="Liberation Sans1" fo:font-weight="normal" officeooo:rsid="0068f03c" style:font-weight-asian="normal" style:font-weight-complex="normal"/>
    </style:style>
    <style:style style:name="T38" style:family="text">
      <style:text-properties style:font-name="Liberation Sans1" officeooo:rsid="00604396"/>
    </style:style>
    <style:style style:name="T39" style:family="text">
      <style:text-properties style:font-name="Liberation Sans1" officeooo:rsid="00653d9c"/>
    </style:style>
    <style:style style:name="T40" style:family="text">
      <style:text-properties style:font-name="Liberation Sans1" officeooo:rsid="0068f03c"/>
    </style:style>
    <style:style style:name="T41" style:family="text">
      <style:text-properties style:font-name="Liberation Sans1" officeooo:rsid="006bfd70"/>
    </style:style>
    <style:style style:name="T42" style:family="text">
      <style:text-properties style:font-name="Liberation Sans1" officeooo:rsid="006df57f"/>
    </style:style>
    <style:style style:name="T43" style:family="text">
      <style:text-properties style:font-name="Liberation Sans1" officeooo:rsid="006ee05c"/>
    </style:style>
    <style:style style:name="T44" style:family="text">
      <style:text-properties style:font-name="Liberation Sans1" officeooo:rsid="006fe911"/>
    </style:style>
    <style:style style:name="T45" style:family="text">
      <style:text-properties style:font-name="Liberation Sans1" officeooo:rsid="0087c09e"/>
    </style:style>
    <style:style style:name="T46" style:family="text">
      <style:text-properties style:text-position="super 58%" style:font-name="Liberation Sans1" fo:font-size="14pt" style:font-size-asian="14pt" style:font-size-complex="14pt"/>
    </style:style>
    <style:style style:name="T47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0" style:family="text">
      <style:text-properties fo:font-size="12pt" fo:font-style="normal" style:font-size-asian="10.5pt" style:font-style-asian="normal" style:font-size-complex="12pt" style:font-style-complex="normal"/>
    </style:style>
    <style:style style:name="T51" style:family="text">
      <style:text-properties fo:font-size="12pt" fo:font-style="normal" officeooo:rsid="0089f35a" style:font-size-asian="10.5pt" style:font-style-asian="normal" style:font-size-complex="12pt" style:font-style-complex="normal"/>
    </style:style>
    <style:style style:name="T52" style:family="text">
      <style:text-properties fo:font-size="12pt" fo:font-style="normal" officeooo:rsid="008a8f32" style:font-size-asian="10.5pt" style:font-style-asian="normal" style:font-size-complex="12pt" style:font-style-complex="normal"/>
    </style:style>
    <style:style style:name="T53" style:family="text">
      <style:text-properties fo:font-size="12pt" fo:font-style="normal" officeooo:rsid="00908b10" style:font-size-asian="10.5pt" style:font-style-asian="normal" style:font-size-complex="12pt" style:font-style-complex="normal"/>
    </style:style>
    <style:style style:name="T54" style:family="text">
      <style:text-properties fo:font-size="12pt" fo:font-style="normal" officeooo:rsid="00a9f4b6" style:font-size-asian="10.5pt" style:font-style-asian="normal" style:font-size-complex="12pt" style:font-style-complex="normal"/>
    </style:style>
    <style:style style:name="T55" style:family="text">
      <style:text-properties fo:font-size="12pt" fo:font-style="normal" officeooo:rsid="00af4389" style:font-size-asian="10.5pt" style:font-style-asian="normal" style:font-size-complex="12pt" style:font-style-complex="normal"/>
    </style:style>
    <style:style style:name="T56" style:family="text">
      <style:text-properties fo:font-size="12pt" fo:font-style="normal" officeooo:rsid="00af44af" style:font-size-asian="10.5pt" style:font-style-asian="normal" style:font-size-complex="12pt" style:font-style-complex="normal"/>
    </style:style>
    <style:style style:name="T5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8d89b5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8fa7b9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908b10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italic" style:font-size-asian="10.5pt" style:font-style-asian="italic" style:font-size-complex="12pt" style:font-style-complex="italic"/>
    </style:style>
    <style:style style:name="T62" style:family="text">
      <style:text-properties fo:font-size="12pt" fo:font-style="italic" fo:font-weight="normal" officeooo:rsid="008d89b5" style:font-size-asian="10.5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size="12pt" officeooo:rsid="00bcfbeb" style:font-size-asian="10.5pt" style:font-size-complex="12pt"/>
    </style:style>
    <style:style style:name="T64" style:family="text">
      <style:text-properties officeooo:rsid="00449dd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4617bd" style:font-weight-asian="normal" style:font-weight-complex="normal"/>
    </style:style>
    <style:style style:name="T67" style:family="text">
      <style:text-properties fo:font-weight="normal" officeooo:rsid="00481964" style:font-weight-asian="normal" style:font-weight-complex="normal"/>
    </style:style>
    <style:style style:name="T68" style:family="text">
      <style:text-properties fo:font-weight="normal" officeooo:rsid="004ea5c8" style:font-weight-asian="normal" style:font-weight-complex="normal"/>
    </style:style>
    <style:style style:name="T69" style:family="text">
      <style:text-properties fo:font-weight="normal" officeooo:rsid="0069c828" style:font-weight-asian="normal" style:font-weight-complex="normal"/>
    </style:style>
    <style:style style:name="T70" style:family="text">
      <style:text-properties fo:font-weight="normal" officeooo:rsid="0075ebbd" style:font-weight-asian="normal" style:font-weight-complex="normal"/>
    </style:style>
    <style:style style:name="T71" style:family="text">
      <style:text-properties fo:font-weight="normal" officeooo:rsid="007a3c92" style:font-weight-asian="normal" style:font-weight-complex="normal"/>
    </style:style>
    <style:style style:name="T72" style:family="text">
      <style:text-properties fo:font-weight="normal" officeooo:rsid="008c0747" style:font-weight-asian="normal" style:font-weight-complex="normal"/>
    </style:style>
    <style:style style:name="T73" style:family="text">
      <style:text-properties fo:font-weight="normal" officeooo:rsid="0093dbea" style:font-weight-asian="normal" style:font-weight-complex="normal"/>
    </style:style>
    <style:style style:name="T74" style:family="text">
      <style:text-properties fo:font-weight="normal" officeooo:rsid="00950fa9" style:font-weight-asian="normal" style:font-weight-complex="normal"/>
    </style:style>
    <style:style style:name="T75" style:family="text">
      <style:text-properties fo:font-weight="normal" officeooo:rsid="0097ca6a" style:font-weight-asian="normal" style:font-weight-complex="normal"/>
    </style:style>
    <style:style style:name="T76" style:family="text">
      <style:text-properties fo:font-weight="normal" officeooo:rsid="009c0f79" style:font-weight-asian="normal" style:font-weight-complex="normal"/>
    </style:style>
    <style:style style:name="T77" style:family="text">
      <style:text-properties fo:font-weight="normal" officeooo:rsid="009c991a" style:font-weight-asian="normal" style:font-weight-complex="normal"/>
    </style:style>
    <style:style style:name="T78" style:family="text">
      <style:text-properties fo:font-weight="normal" officeooo:rsid="00b900dd" style:font-weight-asian="normal" style:font-weight-complex="normal"/>
    </style:style>
    <style:style style:name="T79" style:family="text">
      <style:text-properties fo:font-weight="normal" officeooo:rsid="00ba66bc" style:font-weight-asian="normal" style:font-weight-complex="normal"/>
    </style:style>
    <style:style style:name="T80" style:family="text">
      <style:text-properties fo:font-weight="normal" officeooo:rsid="00b0e91b" style:font-weight-asian="normal" style:font-weight-complex="normal"/>
    </style:style>
    <style:style style:name="T81" style:family="text">
      <style:text-properties fo:font-weight="normal" officeooo:rsid="00b2d8a8" style:font-weight-asian="normal" style:font-weight-complex="normal"/>
    </style:style>
    <style:style style:name="T82" style:family="text">
      <style:text-properties fo:font-weight="normal" officeooo:rsid="00b3465d" style:font-weight-asian="normal" style:font-weight-complex="normal"/>
    </style:style>
    <style:style style:name="T83" style:family="text">
      <style:text-properties fo:font-weight="normal" officeooo:rsid="00bad498" style:font-weight-asian="normal" style:font-weight-complex="normal"/>
    </style:style>
    <style:style style:name="T84" style:family="text">
      <style:text-properties fo:font-weight="normal" officeooo:rsid="00bdabd5" style:font-weight-asian="normal" style:font-weight-complex="normal"/>
    </style:style>
    <style:style style:name="T85" style:family="text">
      <style:text-properties fo:font-weight="normal" officeooo:rsid="00bfa2c2" style:font-weight-asian="normal" style:font-weight-complex="normal"/>
    </style:style>
    <style:style style:name="T86" style:family="text">
      <style:text-properties fo:font-weight="normal" officeooo:rsid="00c99c9d" style:font-weight-asian="normal" style:font-weight-complex="normal"/>
    </style:style>
    <style:style style:name="T87" style:family="text">
      <style:text-properties officeooo:rsid="004b30fe"/>
    </style:style>
    <style:style style:name="T88" style:family="text">
      <style:text-properties officeooo:rsid="004e393c"/>
    </style:style>
    <style:style style:name="T89" style:family="text">
      <style:text-properties officeooo:rsid="004ea5c8"/>
    </style:style>
    <style:style style:name="T90" style:family="text">
      <style:text-properties officeooo:rsid="004f5080"/>
    </style:style>
    <style:style style:name="T91" style:family="text">
      <style:text-properties officeooo:rsid="00528069"/>
    </style:style>
    <style:style style:name="T92" style:family="text">
      <style:text-properties officeooo:rsid="0058a53a"/>
    </style:style>
    <style:style style:name="T93" style:family="text">
      <style:text-properties officeooo:rsid="0069c828"/>
    </style:style>
    <style:style style:name="T94" style:family="text">
      <style:text-properties officeooo:rsid="0079679a"/>
    </style:style>
    <style:style style:name="T95" style:family="text">
      <style:text-properties officeooo:rsid="007a3c92"/>
    </style:style>
    <style:style style:name="T9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font-style="italic" officeooo:rsid="00a2aa8f" style:font-style-asian="italic" style:font-style-complex="italic"/>
    </style:style>
    <style:style style:name="T98" style:family="text">
      <style:text-properties fo:font-style="normal" style:font-style-asian="normal" style:font-style-complex="normal"/>
    </style:style>
    <style:style style:name="T99" style:family="text">
      <style:text-properties fo:font-style="normal" officeooo:rsid="007a8add" style:font-style-asian="normal" style:font-style-complex="normal"/>
    </style:style>
    <style:style style:name="T100" style:family="text">
      <style:text-properties fo:font-style="normal" officeooo:rsid="007d3e3a" style:font-style-asian="normal" style:font-style-complex="normal"/>
    </style:style>
    <style:style style:name="T101" style:family="text">
      <style:text-properties fo:font-style="normal" officeooo:rsid="007f2937" style:font-style-asian="normal" style:font-style-complex="normal"/>
    </style:style>
    <style:style style:name="T102" style:family="text">
      <style:text-properties fo:font-style="normal" officeooo:rsid="0080f9c9" style:font-style-asian="normal" style:font-style-complex="normal"/>
    </style:style>
    <style:style style:name="T103" style:family="text">
      <style:text-properties fo:font-style="normal" officeooo:rsid="008a8f32" style:font-style-asian="normal" style:font-style-complex="normal"/>
    </style:style>
    <style:style style:name="T104" style:family="text">
      <style:text-properties fo:font-style="normal" officeooo:rsid="00a2aa8f" style:font-style-asian="normal" style:font-style-complex="normal"/>
    </style:style>
    <style:style style:name="T105" style:family="text">
      <style:text-properties fo:font-style="normal" officeooo:rsid="00a49091" style:font-style-asian="normal" style:font-style-complex="normal"/>
    </style:style>
    <style:style style:name="T106" style:family="text">
      <style:text-properties fo:font-style="normal" officeooo:rsid="00a52f44" style:font-style-asian="normal" style:font-style-complex="normal"/>
    </style:style>
    <style:style style:name="T107" style:family="text">
      <style:text-properties fo:font-style="normal" officeooo:rsid="00a7851a" style:font-style-asian="normal" style:font-style-complex="normal"/>
    </style:style>
    <style:style style:name="T108" style:family="text">
      <style:text-properties fo:font-style="normal" officeooo:rsid="00c6300a" style:font-style-asian="normal" style:font-style-complex="normal"/>
    </style:style>
    <style:style style:name="T1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112" style:family="text">
      <style:text-properties fo:font-size="16pt" style:font-size-asian="16pt" style:font-size-complex="16pt"/>
    </style:style>
    <style:style style:name="T113" style:family="text">
      <style:text-properties fo:font-size="16pt" officeooo:rsid="008343da" style:font-size-asian="16pt" style:font-size-complex="16pt"/>
    </style:style>
    <style:style style:name="T114" style:family="text">
      <style:text-properties fo:font-size="16pt" officeooo:rsid="009eb6a4" style:font-size-asian="16pt" style:font-size-complex="16pt"/>
    </style:style>
    <style:style style:name="T115" style:family="text">
      <style:text-properties fo:font-size="16pt" officeooo:rsid="00b0d076" style:font-size-asian="16pt" style:font-size-complex="16pt"/>
    </style:style>
    <style:style style:name="T116" style:family="text">
      <style:text-properties officeooo:rsid="0085dfb1"/>
    </style:style>
    <style:style style:name="T117" style:family="text">
      <style:text-properties style:font-name="Courier New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officeooo:rsid="008a8f32"/>
    </style:style>
    <style:style style:name="T119" style:family="text">
      <style:text-properties officeooo:rsid="00908b10"/>
    </style:style>
    <style:style style:name="T120" style:family="text">
      <style:text-properties officeooo:rsid="0097ca6a"/>
    </style:style>
    <style:style style:name="T121" style:family="text">
      <style:text-properties officeooo:rsid="00a2aa8f"/>
    </style:style>
    <style:style style:name="T122" style:family="text">
      <style:text-properties officeooo:rsid="00b0e91b"/>
    </style:style>
    <style:style style:name="T123" style:family="text">
      <style:text-properties officeooo:rsid="00b1a3af"/>
    </style:style>
    <style:style style:name="T124" style:family="text">
      <style:text-properties officeooo:rsid="00b2d8a8"/>
    </style:style>
    <style:style style:name="T125" style:family="text">
      <style:text-properties officeooo:rsid="00b3465d"/>
    </style:style>
    <style:style style:name="T126" style:family="text">
      <style:text-properties officeooo:rsid="00b792ba"/>
    </style:style>
    <style:style style:name="T127" style:family="text">
      <style:text-properties officeooo:rsid="00bad498"/>
    </style:style>
    <style:style style:name="T128" style:family="text">
      <style:text-properties style:font-name="Liberation Serif" fo:font-weight="normal" officeooo:rsid="00bad498" style:font-weight-asian="normal" style:font-weight-complex="normal"/>
    </style:style>
    <style:style style:name="T129" style:family="text">
      <style:text-properties style:font-name="Liberation Serif" fo:font-weight="normal" officeooo:rsid="00bb96c7" style:font-weight-asian="normal" style:font-weight-complex="normal"/>
    </style:style>
    <style:style style:name="T130" style:family="text">
      <style:text-properties style:font-name="Liberation Serif" fo:font-weight="normal" officeooo:rsid="00bbf228" style:font-weight-asian="normal" style:font-weight-complex="normal"/>
    </style:style>
    <style:style style:name="T131" style:family="text">
      <style:text-properties style:font-name="Liberation Serif" fo:font-weight="normal" officeooo:rsid="00c8d77e" style:font-weight-asian="normal" style:font-weight-complex="normal"/>
    </style:style>
    <style:style style:name="T132" style:family="text">
      <style:text-properties style:font-name="Liberation Serif" fo:font-weight="normal" officeooo:rsid="00c99c9d" style:font-weight-asian="normal" style:font-weight-complex="normal"/>
    </style:style>
    <style:style style:name="T133" style:family="text">
      <style:text-properties style:font-name="Liberation Serif" officeooo:rsid="00b3465d"/>
    </style:style>
    <style:style style:name="T134" style:family="text">
      <style:text-properties style:font-name="Liberation Sans" fo:font-weight="normal" officeooo:rsid="00ba66bc" style:font-weight-asian="normal" style:font-weight-complex="normal"/>
    </style:style>
    <style:style style:name="T135" style:family="text">
      <style:text-properties style:font-name="Liberation Sans" fo:font-weight="normal" officeooo:rsid="00bad498" style:font-weight-asian="normal" style:font-weight-complex="normal"/>
    </style:style>
    <style:style style:name="T136" style:family="text">
      <style:text-properties style:font-name="Liberation Sans" fo:font-weight="normal" officeooo:rsid="00bb96c7" style:font-weight-asian="normal" style:font-weight-complex="normal"/>
    </style:style>
    <style:style style:name="T137" style:family="text">
      <style:text-properties style:font-name="Liberation Sans" fo:font-weight="normal" officeooo:rsid="00bc6303" style:font-weight-asian="normal" style:font-weight-complex="normal"/>
    </style:style>
    <style:style style:name="T138" style:family="text">
      <style:text-properties style:font-name="Liberation Sans" fo:font-weight="normal" officeooo:rsid="00c99c9d" style:font-weight-asian="normal" style:font-weight-complex="normal"/>
    </style:style>
    <style:style style:name="T139" style:family="text">
      <style:text-properties style:font-name="Liberation Sans" fo:font-weight="normal" officeooo:rsid="00bb96c7" style:font-size-asian="10.5pt" style:font-weight-asian="normal" style:font-weight-complex="normal"/>
    </style:style>
    <style:style style:name="T140" style:family="text">
      <style:text-properties style:font-name="Liberation Sans" fo:font-weight="normal" officeooo:rsid="00c99c9d" style:font-size-asian="10.5pt" style:font-weight-asian="normal" style:font-weight-complex="normal"/>
    </style:style>
    <style:style style:name="T141" style:family="text">
      <style:text-properties style:font-name="Liberation Sans" officeooo:rsid="00bb96c7"/>
    </style:style>
    <style:style style:name="T142" style:family="text">
      <style:text-properties style:font-name="Liberation Sans" officeooo:rsid="00b0e91b"/>
    </style:style>
    <style:style style:name="T143" style:family="text">
      <style:text-properties style:font-name="Liberation Sans" fo:font-size="12pt" fo:font-style="normal" fo:font-weight="normal" officeooo:rsid="0087c09e" style:font-size-asian="10.5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Sans" fo:font-size="12pt" fo:font-style="italic" fo:font-weight="normal" officeooo:rsid="0087c09e" style:font-size-asian="10.5pt" style:font-style-asian="italic" style:font-weight-asian="normal" style:font-size-complex="12pt" style:font-style-complex="italic" style:font-weight-complex="normal"/>
    </style:style>
    <style:style style:name="T145" style:family="text">
      <style:text-properties fo:font-weight="bold" officeooo:rsid="00bcfbeb" style:font-weight-asian="bold" style:font-weight-complex="bold"/>
    </style:style>
    <style:style style:name="T146" style:family="text">
      <style:text-properties officeooo:rsid="00c1081a"/>
    </style:style>
    <style:style style:name="T147" style:family="text">
      <style:text-properties officeooo:rsid="00c30e2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UNIVERSIDADE FEDERAL DE VIÇOSA</text:p>
      <text:p text:style-name="P12">CENTRO DE CIÊNCIAS EXATAS E TECNOLÓGICAS</text:p>
      <text:p text:style-name="P12">DEPARTAMENTO DE INFORMÁTICA</text:p>
      <text:p text:style-name="P3"/>
      <text:p text:style-name="P3"/>
      <text:p text:style-name="P10">PROJETO FINAL DE CURSO</text:p>
      <text:p text:style-name="P3"/>
      <text:p text:style-name="P3"/>
      <text:p text:style-name="P3"/>
      <text:p text:style-name="P15">BIBLIOTECA PARA MATEMÁTICA SIMBÓLICA EM C++</text:p>
      <text:p text:style-name="P3"/>
      <text:p text:style-name="P3"/>
      <text:p text:style-name="P3"/>
      <text:p text:style-name="P9">Arthur Gonçalves do Carmo<text:tab/><text:tab/><text:tab/></text:p>
      <text:p text:style-name="P17">Graduando em Ciência da Computação</text:p>
      <text:p text:style-name="P4"/>
      <text:p text:style-name="P4"/>
      <text:p text:style-name="P4"/>
      <text:p text:style-name="P12">Luiz Carlos de Abreu Albuquerque</text:p>
      <text:p text:style-name="P12">(Orientador)</text:p>
      <text:p text:style-name="P3"/>
      <text:p text:style-name="P3"/>
      <text:p text:style-name="P3"/>
      <text:p text:style-name="P3"/>
      <text:p text:style-name="P3"/>
      <text:p text:style-name="P12">VIÇOSA – MINAS GERAIS</text:p>
      <text:p text:style-name="P11">JUNHO – 2018</text:p>
      <text:p text:style-name="P23"><text:soft-page-break/>SUMÁRIO</text:p>
      <text:p text:style-name="P13"/>
      <text:p text:style-name="P24">RESUM<text:span text:style-name="T127">O</text:span><text:span text:style-name="T128">...............................................................................................................................</text:span><text:span text:style-name="T78">04</text:span></text:p>
      <text:p text:style-name="P24">1. Introdução<text:span text:style-name="T128">.......................</text:span><text:span text:style-name="T130">.</text:span><text:span text:style-name="T128">................................................................................................</text:span><text:span text:style-name="T79">05</text:span></text:p>
      <text:p text:style-name="P24"><text:tab/><text:span text:style-name="T123">1.1 Objetivos</text:span><text:span text:style-name="T128">.........................................................................................................</text:span><text:span text:style-name="T129">.</text:span><text:span text:style-name="T128">.</text:span><text:span text:style-name="T79">05</text:span></text:p>
      <text:p text:style-name="P24">2 Referencial <text:span text:style-name="T122">Teórico</text:span><text:span text:style-name="T128">........</text:span><text:span text:style-name="T130">.</text:span><text:span text:style-name="T128">............................................................................................</text:span><text:span text:style-name="T129">.</text:span><text:span text:style-name="T128">.</text:span><text:span text:style-name="T129">.</text:span><text:span text:style-name="T128">.</text:span><text:span text:style-name="T80">06</text:span></text:p>
      <text:p text:style-name="P24"><text:span text:style-name="T124">2.1 Números de precisão múltipla</text:span><text:span text:style-name="T128">..................................................................</text:span><text:span text:style-name="T129">.</text:span><text:span text:style-name="T128">..</text:span><text:span text:style-name="T81">06</text:span></text:p>
      <text:p text:style-name="P111"><text:span text:style-name="T124">2.</text:span>1.1 Números inteiros<text:span text:style-name="T128">..............................................................................</text:span><text:span text:style-name="T81">06</text:span></text:p>
      <text:p text:style-name="P111">2.1.2 Números racionais<text:span text:style-name="T128">...........................................................................</text:span><text:span text:style-name="T81">06</text:span></text:p>
      <text:p text:style-name="P111">2.1.3 Números em aritmética modular<text:span text:style-name="T128">.....................</text:span><text:span text:style-name="T129">.</text:span><text:span text:style-name="T128">............................</text:span><text:span text:style-name="T81">06</text:span></text:p>
      <text:p text:style-name="P26"><text:tab/>2.2 <text:span text:style-name="T125">Expressões algébricas</text:span><text:span text:style-name="T128">.................................................................................</text:span><text:span text:style-name="T129">.</text:span><text:span text:style-name="T128">.</text:span><text:span text:style-name="T79">0</text:span><text:span text:style-name="T86">7</text:span></text:p>
      <text:p text:style-name="P26"><text:tab/><text:tab/>2.2.1 <text:span text:style-name="T125">Monômios com coeficientes racionais</text:span><text:span text:style-name="T128">.....................................</text:span><text:span text:style-name="T129">..</text:span><text:span text:style-name="T82">0</text:span><text:span text:style-name="T86">7</text:span></text:p>
      <text:p text:style-name="P26"><text:tab/><text:tab/>2.2.2 <text:span text:style-name="T125">Polinômios com coeficientes racionais</text:span><text:span text:style-name="T128">.....................................</text:span><text:span text:style-name="T82">0</text:span><text:span text:style-name="T86">8</text:span></text:p>
      <text:p text:style-name="P26"><text:tab/><text:tab/>2.2.3 <text:span text:style-name="T125">Expressões aritméticas</text:span><text:span text:style-name="T128">..................................................................</text:span><text:span text:style-name="T82">0</text:span><text:span text:style-name="T86">8</text:span></text:p>
      <text:p text:style-name="P26"><text:tab/>2.3 <text:span text:style-name="T125">GNU Build System</text:span><text:span text:style-name="T128">...........................................................................................</text:span><text:span text:style-name="T82">0</text:span><text:span text:style-name="T86">8</text:span></text:p>
      <text:p text:style-name="P25">3. Metodologia<text:span text:style-name="T128">.....................................................................................................................</text:span><text:span text:style-name="T79">0</text:span><text:span text:style-name="T86">9</text:span></text:p>
      <text:p text:style-name="P25"><text:tab/><text:span text:style-name="T124">3.1 Representação</text:span><text:span text:style-name="T128">..................................................................................................</text:span><text:span text:style-name="T79">0</text:span><text:span text:style-name="T86">9</text:span></text:p>
      <text:p text:style-name="P25"><text:tab/><text:tab/><text:span text:style-name="T124">3.1.1 Números inteiros</text:span><text:span text:style-name="T128">...............................................................................</text:span><text:span text:style-name="T79">0</text:span><text:span text:style-name="T86">9</text:span></text:p>
      <text:p text:style-name="P25"><text:tab/><text:tab/><text:span text:style-name="T124">3.1.2 Números racionais</text:span><text:span text:style-name="T128">............................................................................</text:span><text:span text:style-name="T79">0</text:span><text:span text:style-name="T86">9</text:span></text:p>
      <text:p text:style-name="P27"><text:tab/><text:tab/>3.1.3 <text:span text:style-name="T125">Aritmética </text:span><text:span text:style-name="T133">modular</text:span><text:span text:style-name="T128">.............................................................................</text:span><text:span text:style-name="T138">10</text:span></text:p>
      <text:p text:style-name="P112"><text:tab/><text:tab/>3.1.4 <text:span text:style-name="T125">Tuplas de divisão inteira</text:span><text:span text:style-name="T128">..................................................................</text:span><text:span text:style-name="T138">10</text:span></text:p>
      <text:p text:style-name="P112"><text:tab/><text:tab/>3.1.5 <text:span text:style-name="T125">Monômios com coeficientes racionais</text:span><text:span text:style-name="T128">........................................</text:span><text:span text:style-name="T138">10</text:span></text:p>
      <text:p text:style-name="P112"><text:tab/><text:tab/>3.1.6 <text:span text:style-name="T125">Polinômios com coeficientes racionais</text:span><text:span text:style-name="T128">....................</text:span><text:span text:style-name="T129">.</text:span><text:span text:style-name="T128">..................</text:span><text:span text:style-name="T138">10</text:span></text:p>
      <text:p text:style-name="P26"><text:tab/><text:tab/>3.1.7 <text:span text:style-name="T125">Tupla de divisão de polinômios</text:span><text:span text:style-name="T128">......................................</text:span><text:span text:style-name="T129">..............</text:span><text:span text:style-name="T128">.</text:span><text:span text:style-name="T136">1</text:span><text:span text:style-name="T138">1</text:span></text:p>
      <text:p text:style-name="P26"><text:tab/><text:tab/>3.1.8 <text:span text:style-name="T125">Termos básicos</text:span><text:span text:style-name="T128">...................................................................</text:span><text:span text:style-name="T129">..............</text:span><text:span text:style-name="T128">.</text:span><text:span text:style-name="T136">1</text:span><text:span text:style-name="T138">1</text:span></text:p>
      <text:p text:style-name="P26"><text:tab/><text:tab/>3.1.9 <text:span text:style-name="T125">Funções</text:span><text:span text:style-name="T128">................................................................................</text:span><text:span text:style-name="T129">...............</text:span><text:span text:style-name="T128">.</text:span><text:span text:style-name="T136">1</text:span><text:span text:style-name="T138">1</text:span></text:p>
      <text:p text:style-name="P26"><text:tab/>3.1.10 <text:span text:style-name="T125">Expressões aritméticas</text:span><text:span text:style-name="T128">...............</text:span><text:span text:style-name="T129">.</text:span><text:span text:style-name="T128">...................................</text:span><text:span text:style-name="T129">..............</text:span><text:span text:style-name="T128">.</text:span><text:span text:style-name="T136">1</text:span><text:span text:style-name="T138">1</text:span></text:p>
      <text:p text:style-name="P26"><text:tab/>3.2 <text:span text:style-name="T125">Manipulação</text:span><text:span text:style-name="T128">......................................................................................</text:span><text:span text:style-name="T129">.</text:span><text:span text:style-name="T128">.................</text:span><text:span text:style-name="T139">1</text:span><text:span text:style-name="T140">2</text:span></text:p>
      <text:p text:style-name="P26"><text:soft-page-break/><text:tab/><text:tab/><text:span text:style-name="T125">3.2.1 Métodos comuns</text:span><text:span text:style-name="T128">................................................................................</text:span><text:span text:style-name="T139">1</text:span><text:span text:style-name="T140">2</text:span></text:p>
      <text:p text:style-name="P26"><text:tab/><text:tab/><text:span text:style-name="T125">3.2.2 Métodos especializados</text:span><text:span text:style-name="T128">...................................................................</text:span><text:span text:style-name="T139">1</text:span><text:span text:style-name="T140">2</text:span></text:p>
      <text:p text:style-name="P26"><text:tab/><text:tab/><text:tab/><text:span text:style-name="T125">3.2.2.1 Números inteiros e racionais</text:span><text:span text:style-name="T128">..........................................</text:span><text:span text:style-name="T129">.</text:span><text:span text:style-name="T139">1</text:span><text:span text:style-name="T140">2</text:span></text:p>
      <text:p text:style-name="P26"><text:tab/><text:tab/><text:tab/><text:span text:style-name="T125">3.2.2.2 Números inteiros</text:span><text:span text:style-name="T128">.................................................................</text:span><text:span text:style-name="T139">1</text:span><text:span text:style-name="T140">2</text:span></text:p>
      <text:p text:style-name="P26"><text:tab/><text:tab/><text:tab/><text:span text:style-name="T125">3.2.2.3</text:span> <text:span text:style-name="T126">Números racionais</text:span><text:span text:style-name="T128">...............................</text:span><text:span text:style-name="T129">...</text:span><text:span text:style-name="T128">...........................</text:span><text:span text:style-name="T139">1</text:span><text:span text:style-name="T140">2</text:span></text:p>
      <text:p text:style-name="P26"><text:tab/><text:tab/><text:tab/><text:span text:style-name="T125">3.2.2.4 Aritmética modular</text:span><text:span text:style-name="T128">...............................</text:span><text:span text:style-name="T129">...</text:span><text:span text:style-name="T128">...........................</text:span><text:span text:style-name="T136">1</text:span><text:span text:style-name="T138">3</text:span></text:p>
      <text:p text:style-name="P26"><text:tab/><text:tab/><text:tab/><text:span text:style-name="T125">3.2.2.5 Monômios e polinômios</text:span><text:span text:style-name="T128">....................</text:span><text:span text:style-name="T129">...</text:span><text:span text:style-name="T128">........................</text:span><text:span text:style-name="T129">.</text:span><text:span text:style-name="T128">...</text:span><text:span text:style-name="T136">1</text:span><text:span text:style-name="T138">3</text:span></text:p>
      <text:p text:style-name="P26"><text:tab/><text:tab/><text:tab/><text:span text:style-name="T125">3.2.2.6 Monômios</text:span><text:span text:style-name="T128">.........</text:span><text:span text:style-name="T129">...........................</text:span><text:span text:style-name="T128">...........</text:span><text:span text:style-name="T129">...</text:span><text:span text:style-name="T128">...........................</text:span><text:span text:style-name="T136">1</text:span><text:span text:style-name="T138">3</text:span></text:p>
      <text:p text:style-name="P26"><text:tab/><text:tab/><text:tab/><text:span text:style-name="T125">3.2.2.7 Polinômios</text:span><text:span text:style-name="T128">.......</text:span><text:span text:style-name="T129">..........................</text:span><text:span text:style-name="T128">.............</text:span><text:span text:style-name="T129">...</text:span><text:span text:style-name="T128">...........................</text:span><text:span text:style-name="T136">1</text:span><text:span text:style-name="T138">3</text:span></text:p>
      <text:p text:style-name="P24"><text:span text:style-name="T141">4.</text:span><text:span text:style-name="T136"> </text:span><text:span text:style-name="T141">Considerações </text:span><text:span text:style-name="T142">F</text:span><text:span text:style-name="T141">inais</text:span><text:span text:style-name="T130">..........</text:span><text:span text:style-name="T129">......................</text:span><text:span text:style-name="T128">.............</text:span><text:span text:style-name="T129">...</text:span><text:span text:style-name="T128">.........................</text:span><text:span text:style-name="T129">........................</text:span><text:span text:style-name="T128">..</text:span><text:span text:style-name="T136">1</text:span><text:span text:style-name="T138">4</text:span></text:p>
      <text:p text:style-name="P24"><text:span text:style-name="T141">5. Referências</text:span><text:span text:style-name="T128">.......</text:span><text:span text:style-name="T129">....</text:span><text:span text:style-name="T130">..................</text:span><text:span text:style-name="T129">......................</text:span><text:span text:style-name="T128">.............</text:span><text:span text:style-name="T129">...</text:span><text:span text:style-name="T128">.........................</text:span><text:span text:style-name="T129">........................</text:span><text:span text:style-name="T128">..</text:span><text:span text:style-name="T136">1</text:span><text:span text:style-name="T138">5</text:span></text:p>
      <text:p text:style-name="P96">RESUMO</text:p>
      <text:p text:style-name="P3"/>
      <text:p text:style-name="P2"/>
      <text:p text:style-name="P8">BIBLIOTECA PARA MATEMÁTICA SIMBÓLICA EM C++</text:p>
      <text:p text:style-name="P8"/>
      <text:p text:style-name="P21"><text:tab/>Luiz Carlos de Abreu Albuquerque (Orientador)</text:p>
      <text:p text:style-name="P21"><text:tab/>Arthur Gonçalves do Carmo (Estudante)</text:p>
      <text:p text:style-name="P3"/>
      <text:p text:style-name="P3"/>
      <text:p text:style-name="P18">RESUMO</text:p>
      <text:p text:style-name="P18"/>
      <text:p text:style-name="P22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8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8">ÁREA DE CONHECIMENTO</text:p>
      <text:p text:style-name="P7"><text:span text:style-name="T6"><text:tab/></text:span><text:span text:style-name="T1">1.03.02.01- 8 - Matemática Simbólica</text:span></text:p>
      <text:p text:style-name="P19">LINHA DE PESQUISA</text:p>
      <text:p text:style-name="P20"><text:tab/>DPI-040 – Algoritmos e Otimização Combinatória</text:p>
      <text:p text:style-name="P2"/>
      <text:p text:style-name="P95"/>
      <text:p text:style-name="P14">1 – Introdução</text:p>
      <text:p text:style-name="P2"/>
      <text:p text:style-name="P32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39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<text:span text:style-name="T122">1</text:span> – Objetivos</text:p>
      <text:p text:style-name="P39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40">Os objetivos específicos deste trabalho são:</text:p>
      <text:list xml:id="list103737673" text:style-name="WWNum1">
        <text:list-item>
          <text:p text:style-name="P107">Estudar técnicas e algoritmos usados em computação simbólica</text:p>
        </text:list-item>
        <text:list-item>
          <text:p text:style-name="P113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107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4"><text:soft-page-break/>2 – Referencial Teórico</text:p>
      <text:p text:style-name="P14"/>
      <text:p text:style-name="P41">2.1 – Números de precisão múltipla</text:p>
      <text:p text:style-name="P41"><text:tab/><text:span text:style-name="T63">2.1.1 – Números inteiros</text:span></text:p>
      <text:p text:style-name="P33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32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39">É pertinente ao escopo do trabalho a criação de classes para representar números inteiros e racionais de precisão múltipla.</text:p>
      <text:p text:style-name="P39"/>
      <text:p text:style-name="P39"><text:span text:style-name="T145">2.1.2 – Números racionais</text:span></text:p>
      <text:p text:style-name="P124"><text:span text:style-name="T145"><text:tab/></text:span><text:span text:style-name="T84">Os números racionais podem ser descritos como os números</text:span><text:span text:style-name="T84"><draw:frame draw:style-name="fr2" draw:name="Object72" text:anchor-type="as-char" svg:y="-0.377cm" svg:width="0.432cm" svg:height="0.467cm" draw:z-index="87"><draw:object xlink:href="./Object 87" xlink:type="simple" xlink:show="embed" xlink:actuate="onLoad"/><draw:image xlink:href="./ObjectReplacements/Object 87" xlink:type="simple" xlink:show="embed" xlink:actuate="onLoad"/></draw:frame></text:span><text:span text:style-name="T84">que têm a forma </text:span><text:span text:style-name="T84"><draw:frame draw:style-name="fr2" draw:name="Object73" text:anchor-type="as-char" svg:y="-0.619cm" svg:width="1.095cm" svg:height="0.998cm" draw:z-index="88"><draw:object xlink:href="./Object 88" xlink:type="simple" xlink:show="embed" xlink:actuate="onLoad"/><draw:image xlink:href="./ObjectReplacements/Object 88" xlink:type="simple" xlink:show="embed" xlink:actuate="onLoad"/></draw:frame></text:span><text:span text:style-name="T84">, com</text:span><text:span text:style-name="T84"><draw:frame draw:style-name="fr2" draw:name="Object74" text:anchor-type="as-char" svg:y="-0.377cm" svg:width="1.54cm" svg:height="0.467cm" draw:z-index="89"><draw:object xlink:href="./Object 89" xlink:type="simple" xlink:show="embed" xlink:actuate="onLoad"/><draw:image xlink:href="./ObjectReplacements/Object 89" xlink:type="simple" xlink:show="embed" xlink:actuate="onLoad"/></draw:frame></text:span><text:span text:style-name="T84">e </text:span><text:span text:style-name="T84"><draw:frame draw:style-name="fr2" draw:name="Object75" text:anchor-type="as-char" svg:y="-0.377cm" svg:width="1cm" svg:height="0.467cm" draw:z-index="90"><draw:object xlink:href="./Object 90" xlink:type="simple" xlink:show="embed" xlink:actuate="onLoad"/><draw:image xlink:href="./ObjectReplacements/Object 90" xlink:type="simple" xlink:show="embed" xlink:actuate="onLoad"/></draw:frame></text:span><text:span text:style-name="T84">. </text:span></text:p>
      <text:p text:style-name="P124"><text:span text:style-name="T85">Uma forma mais interessante quanto à representação dos números racionais, é considerar que </text:span><text:span text:style-name="T85"><draw:frame draw:style-name="fr2" draw:name="Object76" text:anchor-type="as-char" svg:y="-0.377cm" svg:width="3.074cm" svg:height="0.492cm" draw:z-index="86"><draw:object xlink:href="./Object 91" xlink:type="simple" xlink:show="embed" xlink:actuate="onLoad"/><draw:image xlink:href="./ObjectReplacements/Object 91" xlink:type="simple" xlink:show="embed" xlink:actuate="onLoad"/></draw:frame></text:span><text:span text:style-name="T85">e</text:span><text:span text:style-name="T85"><draw:frame draw:style-name="fr2" draw:name="Object78" text:anchor-type="as-char" svg:y="-0.377cm" svg:width="0.427cm" svg:height="0.467cm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85">e</text:span><text:span text:style-name="T85"><draw:frame draw:style-name="fr2" draw:name="Object77" text:anchor-type="as-char" svg:y="-0.377cm" svg:width="0.425cm" svg:height="0.467cm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85">são primos entre si (</text:span><text:span text:style-name="T85"><draw:frame draw:style-name="fr2" draw:name="Object79" text:anchor-type="as-char" svg:y="-0.386cm" svg:width="2.519cm" svg:height="0.508cm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85">). Um número racional nessa forma está em sua forma irredutível, essa forma é única para cada número racional.</text:span></text:p>
      <text:p text:style-name="P5"/>
      <text:p text:style-name="P115">2.1.3 – Números em aritmética modular</text:p>
      <text:p text:style-name="P116"><text:tab/><text:span text:style-name="T146">Uma artimética módulo</text:span><text:span text:style-name="T146"><draw:frame draw:style-name="fr2" draw:name="Object80" text:anchor-type="as-char" svg:y="-0.377cm" svg:width="0.547cm" svg:height="0.467cm" draw:z-index="94"><draw:object xlink:href="./Object 95" xlink:type="simple" xlink:show="embed" xlink:actuate="onLoad"/><draw:image xlink:href="./ObjectReplacements/Object 95" xlink:type="simple" xlink:show="embed" xlink:actuate="onLoad"/></draw:frame></text:span><text:span text:style-name="T146">é uma forma de aritmética para números inteiros na qual os números dão “voltas” ao atingirem o valor</text:span><text:span text:style-name="T146"><draw:frame draw:style-name="fr2" draw:name="Object81" text:anchor-type="as-char" svg:y="-0.377cm" svg:width="0.547cm" svg:height="0.467cm" draw:z-index="95"><draw:object xlink:href="./Object 96" xlink:type="simple" xlink:show="embed" xlink:actuate="onLoad"/><draw:image xlink:href="./ObjectReplacements/Object 96" xlink:type="simple" xlink:show="embed" xlink:actuate="onLoad"/></draw:frame></text:span><text:span text:style-name="T146">. Um exemplo do dia-a-dia é a forma como as horas são marcadas num relógio de parede que é uma aritmética módulo</text:span><text:span text:style-name="T146"><draw:frame draw:style-name="fr2" draw:name="Object82" text:anchor-type="as-char" svg:y="-0.377cm" svg:width="0.623cm" svg:height="0.467cm" draw:z-index="96"><draw:object xlink:href="./Object 97" xlink:type="simple" xlink:show="embed" xlink:actuate="onLoad"/><draw:image xlink:href="./ObjectReplacements/Object 97" xlink:type="simple" xlink:show="embed" xlink:actuate="onLoad"/></draw:frame></text:span><text:span text:style-name="T146">(considerando que a hora</text:span><text:span text:style-name="T146"><draw:frame draw:style-name="fr2" draw:name="Object84" text:anchor-type="as-char" svg:y="-0.377cm" svg:width="0.623cm" svg:height="0.467cm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46">é, na verdade, a hora</text:span><text:span text:style-name="T146"><draw:frame draw:style-name="fr2" draw:name="Object85" text:anchor-type="as-char" svg:y="-0.377cm" svg:width="0.422cm" svg:height="0.467cm" draw:z-index="99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46">), ou em um relógio em formato de 24 horas, que é uma artimética módulo</text:span><text:span text:style-name="T146"><draw:frame draw:style-name="fr2" draw:name="Object83" text:anchor-type="as-char" svg:y="-0.377cm" svg:width="0.64cm" svg:height="0.467cm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46">.</text:span></text:p>
      <text:p text:style-name="P117"><text:soft-page-break/>Baseado na descrição acima, dois números são congruentes em uma aritmética modular caso ambos tenham a mesma representação <text:span text:style-name="T147">naquela aritmética, por exemplo:</text:span></text:p>
      <text:p text:style-name="P118"><draw:frame draw:style-name="fr2" draw:name="Object86" text:anchor-type="as-char" svg:y="-0.377cm" svg:width="3.32cm" svg:height="0.467cm" draw:z-index="100"><draw:object xlink:href="./Object 101" xlink:type="simple" xlink:show="embed" xlink:actuate="onLoad"/><draw:image xlink:href="./ObjectReplacements/Object 101" xlink:type="simple" xlink:show="embed" xlink:actuate="onLoad"/></draw:frame><text:span text:style-name="T147">e </text:span><text:span text:style-name="T147"><draw:frame draw:style-name="fr2" draw:name="Object87" text:anchor-type="as-char" svg:y="-0.377cm" svg:width="3.316cm" svg:height="0.467cm" draw:z-index="101"><draw:object xlink:href="./Object 102" xlink:type="simple" xlink:show="embed" xlink:actuate="onLoad"/><draw:image xlink:href="./ObjectReplacements/Object 102" xlink:type="simple" xlink:show="embed" xlink:actuate="onLoad"/></draw:frame></text:span></text:p>
      <text:p text:style-name="P119">De forma geral, um número<draw:frame draw:style-name="fr2" draw:name="Object88" text:anchor-type="as-char" svg:y="-0.377cm" svg:width="1.619cm" svg:height="0.467cm" draw:z-index="102"><draw:object xlink:href="./Object 103" xlink:type="simple" xlink:show="embed" xlink:actuate="onLoad"/><draw:image xlink:href="./ObjectReplacements/Object 103" xlink:type="simple" xlink:show="embed" xlink:actuate="onLoad"/></draw:frame>, é o resto da divisão inteira de<draw:frame draw:style-name="fr2" draw:name="Object89" text:anchor-type="as-char" svg:y="-0.377cm" svg:width="0.432cm" svg:height="0.467cm" draw:z-index="103"><draw:object xlink:href="./Object 104" xlink:type="simple" xlink:show="embed" xlink:actuate="onLoad"/><draw:image xlink:href="./ObjectReplacements/Object 104" xlink:type="simple" xlink:show="embed" xlink:actuate="onLoad"/><svg:desc>formula</svg:desc></draw:frame>por<draw:frame draw:style-name="fr2" draw:name="Object90" text:anchor-type="as-char" svg:y="-0.377cm" svg:width="0.547cm" svg:height="0.467cm" draw:z-index="104"><draw:object xlink:href="./Object 105" xlink:type="simple" xlink:show="embed" xlink:actuate="onLoad"/><draw:image xlink:href="./ObjectReplacements/Object 105" xlink:type="simple" xlink:show="embed" xlink:actuate="onLoad"/><svg:desc>formula</svg:desc></draw:frame>.</text:p>
      <text:p text:style-name="P8"/>
      <text:p text:style-name="P8">2.2 – Expressões algébricas</text:p>
      <text:p text:style-name="P30">2.2.1 – Monômios <text:span text:style-name="T89">com coeficientes racionais</text:span></text:p>
      <text:p text:style-name="P30"><text:tab/><text:span text:style-name="T65">Monômios são expressões algébricas que consistem apenas da multiplicação entre constantes e variáveis (chamadas literais). Um monômio possui a forma </text:span><text:span text:style-name="T69">[4]</text:span><text:span text:style-name="T65">:</text:span></text:p>
      <text:p text:style-name="P31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9"><text:span text:style-name="T65">Onde</text:span><text:span text:style-name="T65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65">é um número r</text:span><text:span text:style-name="T68">acional</text:span><text:span text:style-name="T66">, </text:span><text:span text:style-name="T66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66">é uma variável única no monômio e</text:span><text:span text:style-name="T66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66">é o expoente ou grau da variável</text:span><text:span text:style-name="T66"><draw:frame draw:style-name="fr1" draw:name="Objeto5" text:anchor-type="as-char" svg:y="-0.377cm" svg:width="0.508cm" svg:height="0.531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66">. </text:span><text:span text:style-name="T67">O produtório </text:span><text:span text:style-name="T67"><draw:frame draw:style-name="fr1" draw:name="Objeto10" text:anchor-type="as-char" svg:y="-0.566cm" svg:width="1.238cm" svg:height="0.988cm" draw:z-index="10"><draw:object xlink:href="./Object 23" xlink:type="simple" xlink:show="embed" xlink:actuate="onLoad"/><draw:image xlink:href="./ObjectReplacements/Object 23" xlink:type="simple" xlink:show="embed" xlink:actuate="onLoad"/></draw:frame></text:span><text:span text:style-name="T67">é chamado a parte literal do monômio.</text:span></text:p>
      <text:p text:style-name="P28"><text:span text:style-name="T65">Um monômio</text:span><text:span text:style-name="T65"><draw:frame draw:style-name="fr1" draw:name="Objeto6" text:anchor-type="as-char" svg:y="-0.377cm" svg:width="0.746cm" svg:height="0.531cm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65">é semelhante a um monômio</text:span><text:span text:style-name="T65"><draw:frame draw:style-name="fr1" draw:name="Objeto7" text:anchor-type="as-char" svg:y="-0.377cm" svg:width="0.746cm" svg:height="0.531cm" draw:z-index="12"><draw:object xlink:href="./Object 20" xlink:type="simple" xlink:show="embed" xlink:actuate="onLoad"/><draw:image xlink:href="./ObjectReplacements/Object 20" xlink:type="simple" xlink:show="embed" xlink:actuate="onLoad"/></draw:frame></text:span><text:span text:style-name="T65">se</text:span><text:span text:style-name="T65"><draw:frame draw:style-name="fr1" draw:name="Objeto8" text:anchor-type="as-char" svg:y="-0.377cm" svg:width="0.746cm" svg:height="0.531cm" draw:z-index="13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67">e</text:span><text:span text:style-name="T65"><draw:frame draw:style-name="fr1" draw:name="Objeto9" text:anchor-type="as-char" svg:y="-0.377cm" svg:width="0.746cm" svg:height="0.531cm" draw:z-index="14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67">possuem a mesma parte literal. Nesse caso, a soma entre</text:span><text:span text:style-name="T65"><draw:frame draw:style-name="fr1" draw:name="Objeto11" text:anchor-type="as-char" svg:y="-0.377cm" svg:width="0.746cm" svg:height="0.531cm" draw:z-index="15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67">e</text:span><text:span text:style-name="T65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65">é </text:span><text:span text:style-name="T67">também um monômio.</text:span></text:p>
      <text:p text:style-name="P108"><text:span text:style-name="T47">O </text:span><text:span text:style-name="T48">grau de um monômio é </text:span><text:span text:style-name="T49">o valor da</text:span><text:span text:style-name="T48"> soma dos expoentes</text:span><text:span text:style-name="T48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48">de sua parte literal.</text:span></text:p>
      <text:p text:style-name="P108"><text:span text:style-name="T48"/></text:p>
      <text:p text:style-name="P126">2.2.<text:span text:style-name="T64">2</text:span> – Polinômios <text:span text:style-name="T90">com coeficientes racionais</text:span></text:p>
      <text:p text:style-name="P32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34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90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91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83">Outra forma de representar um <text:span text:style-name="T88">polin</text:span>ômio é como um<text:span text:style-name="T87">a</text:span> soma de monômios <text:span text:style-name="T93">[4]</text:span>:</text:p>
      <text:p text:style-name="P82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81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91">Essa representação já generaliza polinômios com mais de uma variável.</text:span></text:p>
      <text:p text:style-name="P57"/>
      <text:p text:style-name="P57">2.2.3 – Expressões aritméticas</text:p>
      <text:p text:style-name="P58"><text:span text:style-name="T65"><text:tab/>Uma expressão pode ser representada </text:span><text:span text:style-name="T70">por</text:span><text:span text:style-name="T65"> uma gramática livre de contexto (CFG) <text:s/>com as seguintes regras [5]:</text:span></text:p>
      <text:p text:style-name="P92">expressão <text:s text:c="2"/>→ termo [+ termo] [- termo]</text:p>
      <text:p text:style-name="P92">termo <text:s text:c="6"/>→ fator [* fator] [/ fator]</text:p>
      <text:p text:style-name="P92">fator <text:s text:c="6"/>→ polinômio <text:span text:style-name="T116">|</text:span> função <text:span text:style-name="T116">|</text:span> <text:span text:style-name="T116">(</text:span>expressão<text:span text:style-name="T116">)</text:span></text:p>
      <text:p text:style-name="P125"><text:span text:style-name="T143">Onde </text:span><text:span text:style-name="T117">polinômio </text:span><text:span text:style-name="T143">e </text:span><text:span text:style-name="T117">função</text:span><text:span text:style-name="T143"> são </text:span><text:span text:style-name="T144">tokens</text:span><text:span text:style-name="T143"> que representam as classes de funções e de polinômios do projeto.</text:span></text:p>
      <text:p text:style-name="P94">3 – Metodologia</text:p>
      <text:p text:style-name="P56"/>
      <text:p text:style-name="P8">3.1 – Representação</text:p>
      <text:p text:style-name="P105">3.1.1 – Números inteiros</text:p>
      <text:p text:style-name="P104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6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7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32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32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6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 </text:span><text:span text:style-name="T1"><draw:frame draw:style-name="fr1" draw:name="Object60" text:anchor-type="as-char" svg:y="-0.437cm" svg:width="2.237cm" svg:height="0.557cm" draw:z-index="35"><draw:object xlink:href="./Object 75" xlink:type="simple" xlink:show="embed" xlink:actuate="onLoad"/><draw:image xlink:href="./ObjectReplacements/Object 75" xlink:type="simple" xlink:show="embed" xlink:actuate="onLoad"/></draw:frame></text:span><text:span text:style-name="T45">&lt;</text:span><text:span text:style-name="T1"><draw:frame draw:style-name="fr1" draw:name="Object23" text:anchor-type="as-char" svg:y="-0.437cm" svg:width="0.677cm" svg:height="0.527cm" draw:z-index="36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&lt;</text:span><text:span text:style-name="T45"><draw:frame draw:style-name="fr1" draw:name="Object61" text:anchor-type="as-char" svg:y="-0.437cm" svg:width="2.348cm" svg:height="0.557cm" draw:z-index="42"><draw:object xlink:href="./Object 76" xlink:type="simple" xlink:show="embed" xlink:actuate="onLoad"/><draw:image xlink:href="./ObjectReplacements/Object 76" xlink:type="simple" xlink:show="embed" xlink:actuate="onLoad"/></draw:frame></text:span><text:span text:style-name="T1">.</text:span></text:p>
      <text:p text:style-name="P32"><text:span text:style-name="T1">Além disso, a classe ainda guarda a quantidade de dígitos (em base</text:span><text:span text:style-name="T46"><draw:frame draw:style-name="fr1" draw:name="Object5" text:anchor-type="as-char" svg:y="-0.437cm" svg:width="0.76cm" svg:height="0.527cm" draw:z-index="43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32"/>
      <text:p text:style-name="P18">3.1.2 – Números racionais</text:p>
      <text:p text:style-name="P102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8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4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5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6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103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7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8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9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6"/>
      <text:p text:style-name="P97">3.1.3 – Aritmética modular</text:p>
      <text:p text:style-name="P32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9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50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51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2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3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4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32"><text:span text:style-name="T1">No projeto, a classe dos números modulares possui </text:span><text:span text:style-name="T42">apenas </text:span><text:span text:style-name="T41">dois </text:span><text:span text:style-name="T1">membro</text:span><text:span text:style-name="T41">s, </text:span><text:span text:style-name="T43">uma </text:span><text:span text:style-name="T41">para representar o número e </text:span><text:span text:style-name="T44">uma para representar </text:span><text:span text:style-name="T41">a base modular. </text:span><text:span text:style-name="T1">O nome da classe será </text:span><text:span text:style-name="T5">num_zm.</text:span></text:p>
      <text:p text:style-name="P32"/>
      <text:p text:style-name="P18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5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20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56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74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75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32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32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32"/>
      <text:p text:style-name="P53">3.1.5 – Monômios com coeficiente<text:span text:style-name="T92">s</text:span> raciona<text:span text:style-name="T92">is</text:span></text:p>
      <text:p text:style-name="P53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52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35"/>
      <text:p text:style-name="P51"><text:span text:style-name="T38">3.</text:span><text:span text:style-name="T1">1.6 – Polinômios com coeficientes racionais</text:span></text:p>
      <text:p text:style-name="P51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55">3.1.7 – Tupla de divisão de polinômios</text:p>
      <text:p text:style-name="P49"><text:tab/><text:span text:style-name="T72">Assim como os números inteiros, a divisão de um polinômio</text:span><text:span text:style-name="T72"><draw:frame draw:style-name="fr1" draw:name="Object65" text:anchor-type="as-char" svg:y="-0.377cm" svg:width="0.492cm" svg:height="0.467cm" draw:z-index="79"><draw:object xlink:href="./Object 80" xlink:type="simple" xlink:show="embed" xlink:actuate="onLoad"/><draw:image xlink:href="./ObjectReplacements/Object 80" xlink:type="simple" xlink:show="embed" xlink:actuate="onLoad"/></draw:frame></text:span><text:span text:style-name="T72">por um polinômio</text:span><text:span text:style-name="T72"><draw:frame draw:style-name="fr1" draw:name="Object66" text:anchor-type="as-char" svg:y="-0.377cm" svg:width="0.519cm" svg:height="0.467cm" draw:z-index="80"><draw:object xlink:href="./Object 81" xlink:type="simple" xlink:show="embed" xlink:actuate="onLoad"/><draw:image xlink:href="./ObjectReplacements/Object 81" xlink:type="simple" xlink:show="embed" xlink:actuate="onLoad"/></draw:frame></text:span><text:span text:style-name="T72">gera um quociente </text:span><text:span text:style-name="T72"><draw:frame draw:style-name="fr1" draw:name="Object67" text:anchor-type="as-char" svg:y="-0.377cm" svg:width="0.43cm" svg:height="0.467cm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72">e resto </text:span><text:span text:style-name="T72"><draw:frame draw:style-name="fr1" draw:name="Object68" text:anchor-type="as-char" svg:y="-0.377cm" svg:width="0.392cm" svg:height="0.467cm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72">, de forma que </text:span><text:span text:style-name="T72"><draw:frame draw:style-name="fr1" draw:name="Object69" text:anchor-type="as-char" svg:y="-0.377cm" svg:width="2.154cm" svg:height="0.467cm" draw:z-index="83"><draw:object xlink:href="./Object 84" xlink:type="simple" xlink:show="embed" xlink:actuate="onLoad"/><draw:image xlink:href="./ObjectReplacements/Object 84" xlink:type="simple" xlink:show="embed" xlink:actuate="onLoad"/></draw:frame></text:span><text:span text:style-name="T72">. Para polinômios com coeficientes racionais de mais de uma variável, a equação não necessariamente tem solução única, e o método de divisão utilizado por padrão é o método de divisão por monômios, encontrado em [4].</text:span></text:p>
      <text:p text:style-name="P42"/>
      <text:p text:style-name="P50">3.1.<text:span text:style-name="T118">8</text:span>– <text:span text:style-name="T94">Termos básicos</text:span></text:p>
      <text:p text:style-name="P50"><text:tab/><text:span text:style-name="T71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95">term</text:span><text:span text:style-name="T71">.</text:span></text:p>
      <text:p text:style-name="P36"/>
      <text:p text:style-name="P37">3.1.<text:span text:style-name="T118">9</text:span> – Funções</text:p>
      <text:p text:style-name="P37"><text:tab/><text:span text:style-name="T65">As funções são tratadas de forma absolutamente simbólica, é representada como uma dupla </text:span><text:span text:style-name="T65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65">, onde </text:span><text:span text:style-name="T65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65"><text:s/>é uma </text:span><text:span text:style-name="T96">string </text:span><text:span text:style-name="T109">que representa o símbolo da função, e </text:span><text:span text:style-name="T109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109"><text:s/>é a lista dos argumentos da função, que são expressões. </text:span><text:span text:style-name="T110">O nome da classe será </text:span><text:span text:style-name="T99">function</text:span><text:span text:style-name="T110">.</text:span></text:p>
      <text:p text:style-name="P38"/>
      <text:p text:style-name="P59"><text:span text:style-name="T99">3.</text:span><text:span text:style-name="T98">1.</text:span><text:span text:style-name="T103">10</text:span><text:span text:style-name="T98"> – Expressões aritméticas</text:span></text:p>
      <text:p text:style-name="P66"><text:span text:style-name="T98"><text:tab/>A classe que representa expressões é como um nó de uma árvore binária, uma </text:span><text:span text:style-name="T100">quint</text:span><text:span text:style-name="T98">upla da forma </text:span><text:span text:style-name="T98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98">, </text:span><text:span text:style-name="T101">onde </text:span><text:span text:style-name="T101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101">é um ponteiro para um termo básico, </text:span><text:span text:style-name="T101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101">é um ponteiro para a expressão que está do lado esquerdo do operador (se houver), </text:span><text:span text:style-name="T101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01">é um ponteiro para a expressão que está do lado direito do operador (se houver), </text:span><text:span text:style-name="T101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02">é a operação representada na expressão e </text:span><text:span text:style-name="T102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02">é o sinal da expressão. Esta é a principal classe simbólica do projeto, será chamada </text:span><text:span text:style-name="T111">Expr</text:span><text:span text:style-name="T102">.</text:span></text:p>
      <text:p text:style-name="P67"/>
      <text:p text:style-name="P93"><text:span text:style-name="T102">3.</text:span><text:span text:style-name="T98">2 – Manipulação</text:span></text:p>
      <text:p text:style-name="P74">3.2.1 – Métodos comuns</text:p>
      <text:p text:style-name="P77"><text:span text:style-name="T98"><text:tab/></text:span><text:span text:style-name="T50">Todas as classes possuem os operadores aritméticos básicos </text:span><text:span text:style-name="T51"><draw:frame draw:style-name="fr1" draw:name="Object62" text:anchor-type="as-char" svg:y="-0.386cm" svg:width="1.921cm" svg:height="0.508cm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51">, o método</text:span><text:span text:style-name="T51"><draw:frame draw:style-name="fr1" draw:name="Object63" text:anchor-type="as-char" svg:y="-0.377cm" svg:width="0.968cm" svg:height="0.467cm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51">, para exponenciação por </text:span><text:span text:style-name="T52">n</text:span><text:span text:style-name="T51">úmero inteiro </text:span><text:span text:style-name="T52">e o operador unário</text:span><text:span text:style-name="T52"><draw:frame draw:style-name="fr1" draw:name="Object64" text:anchor-type="as-char" svg:y="-0.386cm" svg:width="0.833cm" svg:height="0.508cm" draw:z-index="78"><draw:object xlink:href="./Object 79" xlink:type="simple" xlink:show="embed" xlink:actuate="onLoad"/><draw:image xlink:href="./ObjectReplacements/Object 79" xlink:type="simple" xlink:show="embed" xlink:actuate="onLoad"/></draw:frame></text:span><text:span text:style-name="T52">para o inverso aditivo</text:span><text:span text:style-name="T51">. </text:span></text:p>
      <text:p text:style-name="P76"><text:span text:style-name="T51">T</text:span><text:span text:style-name="T50">odas as classes também possuem o</text:span><text:span text:style-name="T54">s</text:span><text:span text:style-name="T50"> método</text:span><text:span text:style-name="T54">s</text:span><text:span text:style-name="T50"> </text:span><text:span text:style-name="T61">is_null()</text:span><text:span text:style-name="T50"> e </text:span><text:span text:style-name="T61">is_zero()</text:span><text:span text:style-name="T50">, que indicam se a variável tem valor zero.</text:span></text:p>
      <text:p text:style-name="P72">As classes de números inteiros, racionais, monômios e polinômios possuem métodos para encontrar o maior divisor comum e o mínimo múltiplo comum entre duas instâncias da classe.</text:p>
      <text:p text:style-name="P75"><text:span text:style-name="T51">A</text:span><text:span text:style-name="T50">s </text:span><text:span text:style-name="T55">os algoritmos para maior divisor comum </text:span><text:span text:style-name="T56">e para </text:span><text:span text:style-name="T50">operações aritmética</text:span><text:span text:style-name="T56">s</text:span><text:span text:style-name="T50"><draw:frame draw:style-name="fr1" draw:name="Object71" text:anchor-type="as-char" svg:y="-0.386cm" svg:width="1.921cm" svg:height="0.508cm" draw:z-index="85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56">de</text:span><text:span text:style-name="T50"> números inteiros</text:span><text:span text:style-name="T55"> </text:span><text:span text:style-name="T50">são encontrad</text:span><text:span text:style-name="T56">o</text:span><text:span text:style-name="T50">s em [1].</text:span></text:p>
      <text:p text:style-name="P71">As operações de maior divisor comum de polinômios e divisão de polinômios são encontradas em [4].</text:p>
      <text:p text:style-name="P68"/>
      <text:p text:style-name="P74">3.2.2 – Métodos especializados</text:p>
      <text:p text:style-name="P80"><text:span text:style-name="T50">3.2.2.1 – Números inteiros </text:span><text:span text:style-name="T53">e racionais</text:span></text:p>
      <text:p text:style-name="P78"><text:span text:style-name="T57"><text:tab/></text:span><text:span text:style-name="T60">Ambas as classes possuem em comum métodos referentes à manipulação do sinal dos números e </text:span><text:span text:style-name="T58">os operadores de comparação (</text:span><text:span text:style-name="T62">==, !=, &lt;, &lt;=, &gt;, &gt;=</text:span><text:span text:style-name="T58">).</text:span></text:p>
      <text:p text:style-name="P69"/>
      <text:p text:style-name="P73">3.2.2.2 – Números inteiros</text:p>
      <text:p text:style-name="P79"><text:span text:style-name="T57"><text:tab/>A classe de números inteiros possu</text:span><text:span text:style-name="T58">i</text:span><text:span text:style-name="T57"> métodos referentes à paridade do número, </text:span><text:span text:style-name="T58">a</text:span><text:span text:style-name="T57">os dígitos mais e menos significativos, </text:span><text:span text:style-name="T58">à</text:span><text:span text:style-name="T57"> representação em base decimal, hexadecimal ou binária do número</text:span><text:span text:style-name="T58"> e métodos para comparar somente os valores absolutos dos números</text:span><text:span text:style-name="T57">.</text:span></text:p>
      <text:p text:style-name="P70">Além disso possui um método para encontrar a raiz quadrada inteira do número </text:p>
      <text:p text:style-name="P78"><text:span text:style-name="T57">(</text:span><text:span text:style-name="T57"><draw:frame draw:style-name="fr1" draw:name="Object70" text:anchor-type="as-char" svg:y="-0.413cm" svg:width="0.972cm" svg:height="0.517cm" draw:z-index="84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57">) </text:span><text:span text:style-name="T59">e o resto da divisão inteira de dois números</text:span><text:span text:style-name="T57">.</text:span></text:p>
      <text:p text:style-name="P70"/>
      <text:p text:style-name="P62">3.2.2.<text:span text:style-name="T119">3</text:span> – Números racionais</text:p>
      <text:p text:style-name="P63"><text:tab/><text:span text:style-name="T119">A classe de números racionais possui métodos referentes ao numerador e ao denominador e métodos para o inverso multiplicativo do número.</text:span></text:p>
      <text:p text:style-name="P63"><text:soft-page-break/></text:p>
      <text:p text:style-name="P61">3.2.2.4 – Números em aritmética modular</text:p>
      <text:p text:style-name="P61"><text:tab/><text:span text:style-name="T65">A classe para números em aritmética modular possui métodos </text:span><text:span text:style-name="T73">referentes aos dígitos mais e menos significativos do número e referentes à base da aritmética. </text:span><text:span text:style-name="T74">Bem como métodos para avaliar a congruência e existência de inverso multiplicativo na aritmética.</text:span></text:p>
      <text:p text:style-name="P65"/>
      <text:p text:style-name="P60">3.2.2.5 – Monômios e polinômios</text:p>
      <text:p text:style-name="P89"><text:span text:style-name="T65"><text:tab/>As classes de monômios e polinômios têm em comum métodos para: avaliar o objeto em algum valor, remover alguma variável do objeto, obter todas as variáveis ou a variável de maior grau, </text:span><text:span text:style-name="T74">obter o </text:span><text:span text:style-name="T75">maior </text:span><text:span text:style-name="T74">grau de uma determinada variável,</text:span><text:span text:style-name="T65"> </text:span><text:span text:style-name="T74">obter a primeira derivada parcial em relação a uma variável, obter o conteúdo [4] do objeto, <text:s/>métodos</text:span><text:span text:style-name="T65"> relacionados ao sinal,</text:span><text:span text:style-name="T74"> métodos que dizem se o objeto é um número ou uma variável e métodos que dizem se o objeto é univariado ou multivariado.</text:span></text:p>
      <text:p text:style-name="P88"><text:span text:style-name="T74">T</text:span><text:span text:style-name="T65">ambém possuem os operadores de comparação de igualdade e desigualdade.</text:span></text:p>
      <text:p text:style-name="P85"/>
      <text:p text:style-name="P87">3.2.2.6 – Monômios</text:p>
      <text:p text:style-name="P84"><text:tab/>A classe de monômios possui métodos referentes à similaridade de monômios, referentes ao coeficiente do monômio e <text:span text:style-name="T120">expoente de uma determinada variável</text:span>.</text:p>
      <text:p text:style-name="P84"/>
      <text:p text:style-name="P86">3.2.2.7 – Polinômios</text:p>
      <text:p text:style-name="P86"><text:tab/><text:span text:style-name="T76">A classe de polinômios </text:span><text:span text:style-name="T77">possuem métodos para se obter o coeficiente líder a partir de uma variável, obter o monômio líder a partir de uma variável, obter o polinômio mônico de maior grau que divide o objeto, obter o número de termos no polinômio e obter a parte primitiva do objeto [4].</text:span></text:p>
      <text:p text:style-name="P64"/>
      <text:p text:style-name="P54"><text:span text:style-name="T113">4 </text:span><text:span text:style-name="T112">– C</text:span><text:span text:style-name="T113">on</text:span><text:span text:style-name="T114">siderações </text:span><text:span text:style-name="T115">F</text:span><text:span text:style-name="T114">inais</text:span></text:p>
      <text:p text:style-name="P43"><text:tab/></text:p>
      <text:p text:style-name="P48"><text:tab/><text:span text:style-name="T121">O objetivo deste projeto foi construir uma biblioteca para matemática simbólica em </text:span><text:span text:style-name="T104">C++</text:span><text:span text:style-name="T121"> que seguisse os padrões da </text:span><text:span text:style-name="T97">GNU Build System</text:span><text:span text:style-name="T104">, </text:span><text:span text:style-name="T105">bem como explorar diferentes tipos de representação de objetos matemáticos em C++.</text:span></text:p>
      <text:p text:style-name="P45">A decisão de projeto tomada inicialmente foi de construir o projeto de baixo para cima, começando com uma classe para números inteiros, seguido de classes para números racionais e aritmética modular, então monômios e polinômios e, finalmente, expressões aritméticas.</text:p>
      <text:p text:style-name="P47"><text:span text:style-name="T98">O projeto poderia ser iniciado em qualquer etapa utilizando outras bibliotecas já existentes para as partes anteriores. </text:span><text:span text:style-name="T106">Entretanto começar “do começo” é interessante porque o código gerado, menor e mais legível do que em uma biblioteca comercial, pode ser facilmente refatorado para aplicações didáticas. Além de fornecer uma espécie de aquecimento para as etapas posteriores. </text:span><text:span text:style-name="T108">F</text:span><text:span text:style-name="T106">oi notável que a experiência obtida com etapas anteriores facilitou cada etapa posterior até o estado atual do projeto.</text:span></text:p>
      <text:p text:style-name="P46"><text:span text:style-name="T106">O </text:span><text:span text:style-name="T98">projeto </text:span><text:span text:style-name="T107">ainda tem muito</text:span><text:span text:style-name="T98"> </text:span><text:span text:style-name="T107">para crescer e evoluir, inicialmente algumas coisas interessantes de se adicionar seriam:</text:span></text:p>
      <text:list xml:id="list3769504056" text:style-name="L1">
        <text:list-item>
          <text:p text:style-name="P120">Mais métodos para manipular expressões e métodos mais inteligentes para simplificá-las</text:p>
        </text:list-item>
        <text:list-item>
          <text:p text:style-name="P121">Implementação de derivação e integração simbólica para funções reais</text:p>
        </text:list-item>
        <text:list-item>
          <text:p text:style-name="P120">Implementação de uma classe para números de ponto flutuante</text:p>
        </text:list-item>
        <text:list-item>
          <text:p text:style-name="P120">Algumas generalizações para a classe de polinômios, como a forma de ordenação dos monômios e os diferentes métodos de divisão</text:p>
        </text:list-item>
        <text:list-item>
          <text:p text:style-name="P120">Classes para vetores e matrizes</text:p>
        </text:list-item>
        <text:list-item>
          <text:p text:style-name="P120">Habilidade de se definir e avaliar regras para as funções</text:p>
        </text:list-item>
      </text:list>
      <text:p text:style-name="P44">No estado atual, o projeto pode ser útil para aplicações didáticas, pois o código gerado é simples o suficiente para ser manipulado por alunos de graduação e ainda há vários aspectos em que pode ser melhorado (tanto em legibilidade quanto em performance).</text:p>
      <text:p text:style-name="P98">Referências</text:p>
      <text:p text:style-name="P99"/>
      <text:p text:style-name="P101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100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. Acesso em: </text:span><text:span text:style-name="T18">17</text:span><text:span text:style-name="T8"> de </text:span><text:span text:style-name="T18">setembro</text:span><text:span text:style-name="T8"> de 201</text:span><text:span text:style-name="T18">8.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Numbering_20_1" style:display-name="Numbering 1" style:family="paragraph" style:parent-style-name="List" style:class="list"/>
    <style:style style:name="Numbering_20_2" style:display-name="Numbering 2" style:family="paragraph" style:parent-style-name="List" style:class="list"/>
    <style:style style:name="Numbering_20_3" style:display-name="Numbering 3" style:family="paragraph" style:parent-style-name="List" style:class="list"/>
    <style:style style:name="Numbering_20_4" style:display-name="Numbering 4" style:family="paragraph" style:parent-style-name="List" style:class="list"/>
    <style:style style:name="Heading_20_1" style:display-name="Heading 1" style:family="paragraph" style:parent-style-name="Heading" style:class="text"/>
    <style:style style:name="Text_20_body_20_indent" style:display-name="Text body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3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76</meta:editing-cycles>
    <meta:creation-date>2018-07-13T17:25:00</meta:creation-date>
    <dc:date>2018-12-13T12:19:22.301335140</dc:date>
    <meta:editing-duration>P8DT1H56M3S</meta:editing-duration>
    <meta:generator>LibreOffice/6.0.6.2$Linux_x86 LibreOffice_project/00m0$Build-2</meta:generator>
    <meta:document-statistic meta:table-count="0" meta:image-count="0" meta:object-count="105" meta:page-count="15" meta:paragraph-count="180" meta:word-count="2631" meta:character-count="19851" meta:non-whitespace-character-count="17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00/content.xml><?xml version="1.0" encoding="utf-8"?>
<math xmlns="http://www.w3.org/1998/Math/MathML" display="block">
  <semantics>
    <mn>0</mn>
    <annotation encoding="StarMath 5.0">0</annotation>
  </semantics>
</math>
</file>

<file path=Object 101/content.xml><?xml version="1.0" encoding="utf-8"?>
<math xmlns="http://www.w3.org/1998/Math/MathML" display="block">
  <semantics>
    <mrow>
      <mn>19</mn>
      <mi mathvariant="italic">mod</mi>
      <mrow>
        <mn>7</mn>
        <mo stretchy="false">≡</mo>
        <mn>5</mn>
      </mrow>
      <mi mathvariant="italic">mod</mi>
      <mn>7</mn>
    </mrow>
    <annotation encoding="StarMath 5.0">19 mod 7  equiv 5 mod 7</annotation>
  </semantics>
</math>
</file>

<file path=Object 102/content.xml><?xml version="1.0" encoding="utf-8"?>
<math xmlns="http://www.w3.org/1998/Math/MathML" display="block">
  <semantics>
    <mrow>
      <mn>21</mn>
      <mi mathvariant="italic">mod</mi>
      <mrow>
        <mn>3</mn>
        <mo stretchy="false">≡</mo>
        <mn>0</mn>
      </mrow>
      <mi mathvariant="italic">mod</mi>
      <mn>3</mn>
    </mrow>
    <annotation encoding="StarMath 5.0">21 mod 3 equiv 0 mod3</annotation>
  </semantics>
</math>
</file>

<file path=Object 103/content.xml><?xml version="1.0" encoding="utf-8"?>
<math xmlns="http://www.w3.org/1998/Math/MathML" display="block">
  <semantics>
    <mrow>
      <mi>x</mi>
      <mi mathvariant="italic">mod</mi>
      <mi>N</mi>
    </mrow>
    <annotation encoding="StarMath 5.0">x mod N</annotation>
  </semantics>
</math>
</file>

<file path=Object 104/content.xml><?xml version="1.0" encoding="utf-8"?>
<math xmlns="http://www.w3.org/1998/Math/MathML" display="block">
  <semantics>
    <mi>x</mi>
    <annotation encoding="StarMath 5.0">x
</annotation>
  </semantics>
</math>
</file>

<file path=Object 105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sup>
      <mn>2</mn>
      <mn>64</mn>
    </msup>
    <annotation encoding="StarMath 5.0"> 2^64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75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</mrow>
    <annotation encoding="StarMath 5.0">(10^9)^2 = 10^18</annotation>
  </semantics>
</math>
</file>

<file path=Object 76/content.xml><?xml version="1.0" encoding="utf-8"?>
<math xmlns="http://www.w3.org/1998/Math/MathML" display="block">
  <semantics>
    <mrow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10^20 = ( 10^10 )^2</annotation>
  </semantics>
</math>
</file>

<file path=Object 77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78/content.xml><?xml version="1.0" encoding="utf-8"?>
<math xmlns="http://www.w3.org/1998/Math/MathML" display="block">
  <semantics>
    <mi mathvariant="italic">pow</mi>
    <annotation encoding="StarMath 5.0">pow</annotation>
  </semantics>
</math>
</file>

<file path=Object 79/content.xml><?xml version="1.0" encoding="utf-8"?>
<math xmlns="http://www.w3.org/1998/Math/MathML" display="block">
  <semantics>
    <mrow>
      <mo stretchy="false">(</mo>
      <mo stretchy="false">−</mo>
      <mo stretchy="false">)</mo>
    </mrow>
    <annotation encoding="StarMath 5.0">\(-\)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80/content.xml><?xml version="1.0" encoding="utf-8"?>
<math xmlns="http://www.w3.org/1998/Math/MathML" display="block">
  <semantics>
    <mi>P</mi>
    <annotation encoding="StarMath 5.0">P</annotation>
  </semantics>
</math>
</file>

<file path=Object 81/content.xml><?xml version="1.0" encoding="utf-8"?>
<math xmlns="http://www.w3.org/1998/Math/MathML" display="block">
  <semantics>
    <mi>G</mi>
    <annotation encoding="StarMath 5.0">G</annotation>
  </semantics>
</math>
</file>

<file path=Object 82/content.xml><?xml version="1.0" encoding="utf-8"?>
<math xmlns="http://www.w3.org/1998/Math/MathML" display="block">
  <semantics>
    <mi>q</mi>
    <annotation encoding="StarMath 5.0">q</annotation>
  </semantics>
</math>
</file>

<file path=Object 83/content.xml><?xml version="1.0" encoding="utf-8"?>
<math xmlns="http://www.w3.org/1998/Math/MathML" display="block">
  <semantics>
    <mi>r</mi>
    <annotation encoding="StarMath 5.0">r</annotation>
  </semantics>
</math>
</file>

<file path=Object 84/content.xml><?xml version="1.0" encoding="utf-8"?>
<math xmlns="http://www.w3.org/1998/Math/MathML" display="block">
  <semantics>
    <mrow>
      <mi>P</mi>
      <mo stretchy="false">=</mo>
      <mrow>
        <mrow>
          <mi>G</mi>
          <mo stretchy="false">∗</mo>
          <mi>q</mi>
        </mrow>
        <mo stretchy="false">+</mo>
        <mi>r</mi>
      </mrow>
    </mrow>
    <annotation encoding="StarMath 5.0">P = G*q + r</annotation>
  </semantics>
</math>
</file>

<file path=Object 85/content.xml><?xml version="1.0" encoding="utf-8"?>
<math xmlns="http://www.w3.org/1998/Math/MathML" display="block">
  <semantics>
    <mrow>
      <mo fence="true" stretchy="false">⌊</mo>
      <mrow>
        <msqrt>
          <mi>n</mi>
        </msqrt>
      </mrow>
      <mo fence="true" stretchy="false">⌋</mo>
    </mrow>
    <annotation encoding="StarMath 5.0">lfloor sqrt{n}  rfloor </annotation>
  </semantics>
</math>
</file>

<file path=Object 86/content.xml><?xml version="1.0" encoding="utf-8"?>
<math xmlns="http://www.w3.org/1998/Math/MathML" display="block">
  <semantics>
    <mrow>
      <mo stretchy="false">(</mo>
      <mo stretchy="false">+</mo>
      <mi>,</mi>
      <mo stretchy="false">−</mo>
      <mrow>
        <mi>,</mi>
        <mo stretchy="false">∗</mo>
        <mi>,</mi>
        <mo stretchy="false">/</mo>
        <mo stretchy="false">)</mo>
      </mrow>
    </mrow>
    <annotation encoding="StarMath 5.0">\(+, -, *, /\)</annotation>
  </semantics>
</math>
</file>

<file path=Object 87/content.xml><?xml version="1.0" encoding="utf-8"?>
<math xmlns="http://www.w3.org/1998/Math/MathML" display="block">
  <semantics>
    <mi>x</mi>
    <annotation encoding="StarMath 5.0">x</annotation>
  </semantics>
</math>
</file>

<file path=Object 88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 { a } over { b }</annotation>
  </semantics>
</math>
</file>

<file path=Object 89/content.xml><?xml version="1.0" encoding="utf-8"?>
<math xmlns="http://www.w3.org/1998/Math/MathML" display="block">
  <semantics>
    <mrow>
      <mi>a</mi>
      <mi>,</mi>
      <mrow>
        <mi>b</mi>
        <mo stretchy="false">∈</mo>
        <mi mathvariant="normal">ℤ</mi>
      </mrow>
    </mrow>
    <annotation encoding="StarMath 5.0">a, b in setZ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

<file path=Object 90/content.xml><?xml version="1.0" encoding="utf-8"?>
<math xmlns="http://www.w3.org/1998/Math/MathML" display="block">
  <semantics>
    <mrow>
      <mi>b</mi>
      <mo stretchy="false">≠</mo>
      <mn>0</mn>
    </mrow>
    <annotation encoding="StarMath 5.0">b neq 0</annotation>
  </semantics>
</math>
</file>

<file path=Object 91/content.xml><?xml version="1.0" encoding="utf-8"?>
<math xmlns="http://www.w3.org/1998/Math/MathML" display="block">
  <semantics>
    <mrow>
      <mrow>
        <mi>a</mi>
        <mo stretchy="false">∈</mo>
        <mi mathvariant="normal">ℤ</mi>
      </mrow>
      <mi>,</mi>
      <mrow>
        <mi>b</mi>
        <mo stretchy="false">∈</mo>
        <mrow>
          <mi mathvariant="normal">ℕ</mi>
          <mo stretchy="false">∖</mo>
          <mo stretchy="false">{</mo>
        </mrow>
      </mrow>
      <mn>0</mn>
      <mo stretchy="false">}</mo>
    </mrow>
    <annotation encoding="StarMath 5.0">a in setZ, b in setN setminus \{ 0 \}</annotation>
  </semantics>
</math>
</file>

<file path=Object 92/content.xml><?xml version="1.0" encoding="utf-8"?>
<math xmlns="http://www.w3.org/1998/Math/MathML" display="block">
  <semantics>
    <mi>a</mi>
    <annotation encoding="StarMath 5.0">a</annotation>
  </semantics>
</math>
</file>

<file path=Object 93/content.xml><?xml version="1.0" encoding="utf-8"?>
<math xmlns="http://www.w3.org/1998/Math/MathML" display="block">
  <semantics>
    <mi>b</mi>
    <annotation encoding="StarMath 5.0">b</annotation>
  </semantics>
</math>
</file>

<file path=Object 94/content.xml><?xml version="1.0" encoding="utf-8"?>
<math xmlns="http://www.w3.org/1998/Math/MathML" display="block">
  <semantics>
    <mrow>
      <mi mathvariant="italic">mdc</mi>
      <mo stretchy="false">(</mo>
      <mi>a</mi>
      <mi>,</mi>
      <mi>b</mi>
      <mrow>
        <mo stretchy="false">)</mo>
        <mo stretchy="false">=</mo>
        <mn>1</mn>
      </mrow>
    </mrow>
    <annotation encoding="StarMath 5.0">mdc\( a, b\) = 1 </annotation>
  </semantics>
</math>
</file>

<file path=Object 95/content.xml><?xml version="1.0" encoding="utf-8"?>
<math xmlns="http://www.w3.org/1998/Math/MathML" display="block">
  <semantics>
    <mi>N</mi>
    <annotation encoding="StarMath 5.0">N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n>12</mn>
    <annotation encoding="StarMath 5.0">12</annotation>
  </semantics>
</math>
</file>

<file path=Object 98/content.xml><?xml version="1.0" encoding="utf-8"?>
<math xmlns="http://www.w3.org/1998/Math/MathML" display="block">
  <semantics>
    <mn>24</mn>
    <annotation encoding="StarMath 5.0">24</annotation>
  </semantics>
</math>
</file>

<file path=Object 99/content.xml><?xml version="1.0" encoding="utf-8"?>
<math xmlns="http://www.w3.org/1998/Math/MathML" display="block">
  <semantics>
    <mn>12</mn>
    <annotation encoding="StarMath 5.0">12</annotation>
  </semantics>
</math>
</file>